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66000002A3A1EFE6A1.png"/>
  <manifest:file-entry manifest:media-type="image/png" manifest:full-path="Pictures/1000020100000437000003107441DA51.png"/>
  <manifest:file-entry manifest:media-type="image/jpeg" manifest:full-path="Pictures/100000000000017B00000063516DB611.jpg"/>
  <manifest:file-entry manifest:media-type="image/jpeg" manifest:full-path="Pictures/10000000000002E1000000BBEFAC77C8.jpg"/>
  <manifest:file-entry manifest:media-type="image/jpeg" manifest:full-path="Pictures/1000000000000053000000538CD250B5.jpg"/>
  <manifest:file-entry manifest:media-type="image/jpeg" manifest:full-path="Pictures/10000000000000610000006A3FC086C9.jpg"/>
  <manifest:file-entry manifest:media-type="image/jpeg" manifest:full-path="Pictures/10000000000000450000004AA8B75B09.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start="" draw:marker-end="Arrow" draw:marker-end-width="0.3cm" draw:textarea-horizontal-align="center" draw:textarea-vertical-align="middle"/>
    </style:style>
    <style:style style:name="gr2" style:family="graphic" style:parent-style-name="standard">
      <style:graphic-properties draw:fill="solid" draw:fill-color="#6ea19b" draw:textarea-horizontal-align="justify" draw:textarea-vertical-align="middle" draw:auto-grow-height="false"/>
    </style:style>
    <style:style style:name="gr3" style:family="graphic" style:parent-style-name="standard">
      <style:graphic-properties draw:fill="solid" draw:fill-color="#ffdd00"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1c82b9" draw:textarea-horizontal-align="justify" draw:textarea-vertical-align="middle" draw:auto-grow-height="false"/>
    </style:style>
    <style:style style:name="gr6" style:family="graphic" style:parent-style-name="standard">
      <style:graphic-properties draw:fill="solid" draw:fill-color="#6ea19b" draw:textarea-vertical-align="middle" draw:auto-grow-height="false" fo:min-height="0.749cm" fo:min-width="0.499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marker-start="Arrow" draw:marker-end="Arrow" draw:marker-end-width="0.3cm" draw:textarea-horizontal-align="center" draw:textarea-vertical-align="middle"/>
    </style:style>
    <style:style style:name="gr9" style:family="graphic">
      <style:graphic-properties style:protect="size"/>
    </style:style>
    <style:style style:name="pr1" style:family="presentation" style:parent-style-name="Bullet-title">
      <style:graphic-properties draw:fill-color="#ffffff" fo:min-height="2.753cm"/>
    </style:style>
    <style:style style:name="pr2" style:family="presentation" style:parent-style-name="Bullet-notes">
      <style:graphic-properties draw:fill-color="#ffffff" fo:min-height="11.642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6pt" style:font-size-asian="16pt" style:font-size-complex="16pt"/>
    </style:style>
    <style:style style:name="P4" style:family="paragraph">
      <style:paragraph-properties fo:margin-left="0cm" fo:margin-right="0cm" fo:text-align="center" fo:text-indent="0cm"/>
      <style:text-properties fo:font-size="14pt" style:font-size-asian="14pt" style:font-size-complex="14pt"/>
    </style:style>
    <style:style style:name="P5" style:family="paragraph">
      <style:paragraph-properties fo:text-align="center"/>
      <style:text-properties fo:font-size="16pt" style:font-size-asian="16pt" style:font-size-complex="16pt"/>
    </style:style>
    <style:style style:name="P6" style:family="paragraph">
      <style:paragraph-properties fo:text-align="center"/>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Bullet" presentation:presentation-page-layout-name="AL1T1">
        <office:forms form:automatic-focus="false" form:apply-design-mode="false"/>
        <draw:line draw:style-name="gr1" draw:layer="layout" svg:x1="4.422cm" svg:y1="7.748cm" svg:x2="5.593cm" svg:y2="7.748cm">
          <text:p text:style-name="P1"/>
        </draw:line>
        <draw:frame presentation:style-name="pr1" draw:text-style-name="P1" draw:layer="layout" svg:width="20.682cm" svg:height="2.753cm" svg:x="2.732cm" svg:y="0.71cm" presentation:class="title">
          <draw:text-box>
            <text:p text:style-name="P1">Architectural Description &amp; High-Level Design</text:p>
          </draw:text-box>
        </draw:frame>
        <draw:custom-shape draw:style-name="gr2" draw:text-style-name="P3" draw:layer="layout" svg:width="1.172cm" svg:height="8.164cm" svg:x="3.287cm" svg:y="4.837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Apache2</text:span></text:p>
          <draw:enhanced-geometry svg:viewBox="0 0 21600 21600" draw:type="rectangle" draw:enhanced-path="M 0 0 L 21600 0 21600 21600 0 21600 0 0 Z N"/>
        </draw:custom-shape>
        <draw:custom-shape draw:style-name="gr3" draw:text-style-name="P4" draw:layer="layout" svg:width="2.684cm" svg:height="2.948cm" svg:x="10.319cm" svg:y="5.782cm">
          <text:p text:style-name="P2"><text:span text:style-name="T2">mirrored</text:span></text:p>
          <text:p text:style-name="P2"><text:span text:style-name="T2">repositori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2.722cm" svg:height="2.835cm" svg:x="10.394cm" svg:y="10.318cm">
          <text:p text:style-name="P2"><text:span text:style-name="T2">configuration</text:span></text:p>
          <text:p text:style-name="P2"><text:span text:style-name="T2">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5" draw:layer="layout" svg:width="3.402cm" svg:height="1.89cm" svg:x="5.593cm" svg:y="9.372cm">
          <text:p text:style-name="P2"><text:span text:style-name="T1">registration</text:span></text:p>
          <text:p text:style-name="P2"><text:span text:style-name="T1">tool</text:span></text:p>
          <draw:enhanced-geometry svg:viewBox="0 0 21600 21600" draw:type="rectangle" draw:enhanced-path="M 0 0 L 21600 0 21600 21600 0 21600 0 0 Z N"/>
        </draw:custom-shape>
        <draw:custom-shape draw:style-name="gr4" draw:text-style-name="P3" draw:layer="layout" svg:width="3.402cm" svg:height="1.89cm" svg:x="14.816cm" svg:y="10.243cm">
          <text:p text:style-name="P2"><text:span text:style-name="T1">registration</text:span></text:p>
          <text:p text:style-name="P2"><text:span text:style-name="T1">proxy</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3.402cm" svg:height="1.89cm" svg:x="14.664cm" svg:y="6.727cm">
          <text:p text:style-name="P2"><text:span text:style-name="T1">mirroring</text:span></text:p>
          <text:p text:style-name="P2"><text:span text:style-name="T1">tool</text:span></text:p>
          <draw:enhanced-geometry svg:viewBox="0 0 21600 21600" draw:type="rectangle" draw:enhanced-path="M 0 0 L 21600 0 21600 21600 0 21600 0 0 Z N"/>
        </draw:custom-shape>
        <draw:custom-shape draw:style-name="gr5" draw:text-style-name="P3" draw:layer="layout" svg:width="1.701cm" svg:height="0.945cm" svg:x="1.36cm" svg:y="8.088cm">
          <text:p text:style-name="P2"><text:span text:style-name="T1"/></text:p>
          <text:p text:style-name="P2"><text:span text:style-name="T1"/></text:p>
          <text:p text:style-name="P2"><text:span text:style-name="T1"/></text:p>
          <text:p text:style-name="P2"><text:span text:style-name="T1">client</text:span></text:p>
          <text:p text:style-name="P2"><text:span text:style-name="T1">reques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2" draw:layer="layout" svg:width="4.421cm" svg:height="3.213cm" svg:x="19.844cm" svg:y="7.634cm">
          <text:p text:style-name="P2">NC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7" draw:layer="layout" svg:x1="18.18cm" svg:y1="11.188cm" svg:x2="20.108cm" svg:y2="10.053cm">
          <text:p text:style-name="P1"/>
        </draw:line>
        <draw:line draw:style-name="gr8" draw:layer="layout" svg:x1="13.115cm" svg:y1="11.906cm" svg:x2="14.854cm" svg:y2="11.036cm">
          <text:p text:style-name="P1"/>
        </draw:line>
        <draw:line draw:style-name="gr7" draw:layer="layout" svg:x1="14.703cm" svg:y1="7.672cm" svg:x2="13.002cm" svg:y2="7.256cm">
          <text:p text:style-name="P1"/>
        </draw:line>
        <draw:line draw:style-name="gr7" draw:layer="layout" svg:x1="14.665cm" svg:y1="7.71cm" svg:x2="13.115cm" svg:y2="11.717cm">
          <text:p text:style-name="P1"/>
        </draw:line>
        <draw:line draw:style-name="gr7" draw:layer="layout" svg:x1="18.105cm" svg:y1="7.748cm" svg:x2="20.183cm" svg:y2="8.504cm">
          <text:p text:style-name="P1"/>
        </draw:line>
        <draw:line draw:style-name="gr7" draw:layer="layout" svg:x1="8.92cm" svg:y1="7.748cm" svg:x2="10.621cm" svg:y2="10.507cm">
          <text:p text:style-name="P1"/>
        </draw:line>
        <draw:line draw:style-name="gr8" draw:layer="layout" svg:x1="8.995cm" svg:y1="10.242cm" svg:x2="10.394cm" svg:y2="11.754cm">
          <text:p text:style-name="P1"/>
        </draw:line>
        <draw:line draw:style-name="gr1" draw:layer="layout" svg:x1="4.461cm" svg:y1="10.242cm" svg:x2="5.632cm" svg:y2="10.242cm">
          <text:p text:style-name="P1"/>
        </draw:line>
        <draw:line draw:style-name="gr7" draw:layer="layout" svg:x1="4.46cm" svg:y1="6.274cm" svg:x2="10.357cm" svg:y2="6.274cm">
          <text:p text:style-name="P1"/>
        </draw:line>
        <draw:custom-shape draw:style-name="gr4" draw:text-style-name="P6" draw:layer="layout" svg:width="3.402cm" svg:height="1.89cm" svg:x="5.555cm" svg:y="6.802cm">
          <text:p text:style-name="P2"><text:span text:style-name="T2">NU type </text:span></text:p>
          <text:p text:style-name="P2"><text:span text:style-name="T2">generator</text:span></text:p>
          <draw:enhanced-geometry svg:viewBox="0 0 21600 21600" draw:type="rectangle" draw:enhanced-path="M 0 0 L 21600 0 21600 21600 0 21600 0 0 Z N"/>
        </draw:custom-shape>
        <presentation:notes draw:style-name="dp2">
          <draw:page-thumbnail draw:style-name="gr9" draw:layer="layout" svg:width="12.982cm" svg:height="9.737cm" svg:x="3.14cm" svg:y="1.905cm" draw:page-number="1" presentation:class="page"/>
          <draw:frame presentation:style-name="pr2" draw:text-style-name="P1"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_20_3" draw:display-name="Dash 3" draw:style="rect" draw:dots2="1" draw:dots2-length="0.141cm" draw:distance="0.105cm"/>
    <draw:stroke-dash draw:name="Dash_20_4" draw:display-name="Dash 4" draw:style="rect" draw:dots2="1" draw:dots2-length="0.141cm" draw:distance="0.105cm"/>
    <draw:stroke-dash draw:name="Dash_20_5" draw:display-name="Dash 5" draw:style="rect" draw:dots2="1" draw:dots2-length="0.141cm" draw:distance="0.105cm"/>
    <draw:stroke-dash draw:name="Dash_20_6" draw:display-name="Dash 6"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2" svg:stroke-width="0.076cm" svg:stroke-color="#5a5a64" draw:marker-start-width="0.305cm" draw:marker-start-center="false" draw:marker-end-width="0.305cm" draw:marker-end-center="false" draw:fill="solid" draw:fill-color="#cccccd" draw:fill-gradient-name="Gradient_20_7" draw:fill-hatch-name="Hatch_20_1" draw:fill-image-name="Bitmape_20_1" draw:fill-image-width="0cm" draw:fill-image-height="0cm" draw:shadow="hidden" draw:shadow-offset-x="0.305cm" draw:shadow-offset-y="0.305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cm" fo:margin-bottom="0cm"/>
      <style:text-properties fo:font-size="32pt" fo:font-weight="bold"/>
    </style:style>
    <style:style style:name="title1" style:family="graphic" style:parent-style-name="standard">
      <style:graphic-properties draw:stroke="none" draw:fill="solid" draw:fill-color="#008080" draw:textarea-horizontal-align="left" draw:textarea-vertical-align="middle" draw:shadow="visible" draw:shadow-offset-x="0.2cm" draw:shadow-offset-y="0.2cm" draw:shadow-color="#808080"/>
      <style:paragraph-properties fo:line-height="95%" fo:text-align="start"/>
      <style:text-properties fo:color="#e00000" fo:font-size="32pt" fo:font-weight="bold"/>
    </style:style>
    <style:style style:name="title2" style:family="graphic" style:parent-style-name="standard">
      <style:graphic-properties svg:stroke-width="0.05cm" draw:fill-color="#ffcc99" draw:textarea-horizontal-align="right" draw:textarea-vertical-align="middle"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cm" fo:margin-bottom="0cm" fo:text-align="center" fo:text-indent="0cm"/>
      <style:text-properties fo:color="#ffffff" fo:font-size="32pt" fo:font-weight="normal"/>
    </style:style>
    <style:style style:name="titl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rst_20_Title-title" style:display-name="Burst Title-title" style:family="presentation">
      <style:graphic-properties draw:stroke="none" draw:fill="none" draw:textarea-horizontal-align="left" draw:textarea-vertical-align="bottom">
        <text:list-style style:name="Burst_5f_20_5f_Title-title" style:display-name="Burst_20_Titl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top="0cm" fo:margin-bottom="0.152cm" fo:line-height="105%" fo:text-align="start" text:enable-numbering="false"/>
      <style:text-properties fo:color="#ffffff" style:text-outline="false" style:text-line-through-style="none" fo:font-family="Arial" style:font-family-generic="swiss" style:font-pitch="variable" fo:font-size="44pt" fo:font-style="normal" fo:text-shadow="none" style:text-underline-style="none" fo:font-weight="bold"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Title-subtitle" style:display-name="Burst Title-subtitle" style:family="presentation">
      <style:graphic-properties draw:stroke="none" draw:fill="none" draw:textarea-horizontal-align="left" draw:textarea-vertical-align="top" draw:auto-grow-height="false" fo:min-height="3.844cm">
        <text:list-style style:name="Burst_5f_20_5f_Title-subtitle" style:display-name="Burst_20_Title-subtitle">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start" text:enable-numbering="false" fo:text-indent="0cm" style:text-autospace="ideograph-alpha" style:punctuation-wrap="simple" style:line-break="strict">
        <style:tab-stops/>
      </style:paragraph-properties>
      <style:text-properties fo:color="#3c3c41" style:text-outline="false" style:text-line-through-style="none" style:text-position="0% 100%" fo:font-family="Arial" style:font-style-name="Regular" style:font-family-generic="swiss" style:font-pitch="variable" fo:font-size="14pt" fo:letter-spacing="normal" fo:language="en" fo:country="US" fo:font-style="normal" fo:text-shadow="none" style:text-underline-style="none" fo:font-weight="normal"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background" style:display-name="Burst Title-background" style:family="presentation">
      <style:graphic-properties draw:stroke="none" draw:fill="none"/>
    </style:style>
    <style:style style:name="Burst_20_Title-backgroundobjects" style:display-name="Burst Title-backgroundobjects" style:family="presentation">
      <style:graphic-properties draw:shadow="hidden" draw:shadow-offset-x="0.3cm" draw:shadow-offset-y="0.3cm" draw:shadow-color="#808080"/>
    </style:style>
    <style:style style:name="Burst_20_Title-notes" style:display-name="Burst Title-notes" style:family="presentation">
      <style:graphic-properties draw:stroke="none" draw:fill="none">
        <text:list-style style:name="Burst_5f_20_5f_Title-notes" style:display-name="Burst_20_Titl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Title-outline1" style:display-name="Burst Title-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12.573cm" fo:min-width="0cm" fo:padding-top="0cm" fo:padding-bottom="0cm" fo:padding-left="0cm" fo:padding-right="0cm" fo:wrap-option="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rst_5f_20_5f_Title-outline1" style:display-name="Burst_20_Title-outline1">
          <text:list-level-style-bullet text:level="1" text:bullet-char=" ">
            <style:text-properties fo:font-family="Arial" style:font-style-name="Regular" style:font-family-generic="swiss" style:font-pitch="variable" fo:color="#3c3c41" fo:font-size="45%"/>
          </text:list-level-style-bullet>
          <text:list-level-style-bullet text:level="2" text:bullet-char=" ">
            <style:text-properties fo:font-family="Arial" style:font-style-name="Regular" style:font-family-generic="swiss" style:font-pitch="variable" fo:color="#3c3c41" fo:font-size="75%"/>
          </text:list-level-style-bullet>
          <text:list-level-style-bullet text:level="3" text:bullet-char=" ">
            <style:text-properties fo:font-family="Arial" style:font-style-name="Regular" style:font-family-generic="swiss" style:font-pitch="variable" fo:color="#3c3c41" fo:font-size="45%"/>
          </text:list-level-style-bullet>
          <text:list-level-style-bullet text:level="4" text:bullet-char=" ">
            <style:text-properties fo:font-family="Arial" style:font-style-name="Regular" style:font-family-generic="swiss" style:font-pitch="variable" fo:color="#3c3c41" fo:font-size="75%"/>
          </text:list-level-style-bullet>
          <text:list-level-style-bullet text:level="5" text:bullet-char=" ">
            <style:text-properties fo:font-family="Arial" style:font-style-name="Regular" style:font-family-generic="swiss" style:font-pitch="variable" fo:color="#3c3c41" fo:font-size="45%"/>
          </text:list-level-style-bullet>
          <text:list-level-style-bullet text:level="6" text:bullet-char=" ">
            <style:text-properties fo:font-family="Arial" style:font-style-name="Regular" style:font-family-generic="swiss" style:font-pitch="variable" fo:color="#3c3c41" fo:font-size="45%"/>
          </text:list-level-style-bullet>
          <text:list-level-style-bullet text:level="7" text:bullet-char=" ">
            <style:text-properties fo:font-family="Arial" style:font-style-name="Regular" style:font-family-generic="swiss" style:font-pitch="variable" fo:color="#3c3c41" fo:font-size="45%"/>
          </text:list-level-style-bullet>
          <text:list-level-style-bullet text:level="8" text:bullet-char=" ">
            <style:text-properties fo:font-family="Arial" style:font-style-name="Regular" style:font-family-generic="swiss" style:font-pitch="variable" fo:color="#3c3c41" fo:font-size="45%"/>
          </text:list-level-style-bullet>
          <text:list-level-style-bullet text:level="9" text:bullet-char=" ">
            <style:text-properties fo:font-family="Arial" style:font-style-name="Regular" style:font-family-generic="swiss" style:font-pitch="variable" fo:color="#3c3c41" fo:font-size="45%"/>
          </text:list-level-style-bullet>
        </text:list-style>
      </style:graphic-properties>
      <style:paragraph-properties fo:margin-left="1.2cm" fo:margin-right="0cm" fo:margin-top="0cm" fo:margin-bottom="0cm" fo:line-height="110%" fo:text-align="start" text:enable-numbering="false" fo:text-indent="-0.9cm" style:text-autospace="ideograph-alpha" style:punctuation-wrap="simple" style:line-break="strict">
        <style:tab-stops/>
      </style:paragraph-properties>
      <style:text-properties fo:color="#3c3c41" style:text-outline="false" style:text-line-through-style="none" style:text-position="0% 100%" fo:font-family="Arial" style:font-family-generic="swiss" style:font-pitch="variable" fo:font-size="16pt" fo:letter-spacing="normal" fo:language="en" fo:country="US" fo:font-style="normal" fo:text-shadow="none" style:text-underline-style="none" fo:font-weight="bold" style:text-underline-mode="continuous" style:text-line-through-mode="continuous" style:letter-kerning="false" style:font-family-asian="Tahoma" style:font-pitch-asian="variable" style:font-size-asian="32pt" style:language-asian="en" style:country-asian="US" style:font-style-asian="normal" style:font-weight-asian="normal" style:font-family-complex="Tahoma" style:font-pitch-complex="variable" style:font-size-complex="32pt" style:language-complex="en" style:country-complex="US" style:font-style-complex="normal" style:font-weight-complex="normal" style:text-emphasize="none" style:text-scale="100%" style:font-relief="none" fo:hyphenate="false"/>
    </style:style>
    <style:style style:name="Burst_20_Title-outline2" style:display-name="Burst Title-outline2" style:family="presentation" style:parent-style-name="Burst_20_Title-outline1">
      <style:paragraph-properties fo:margin-left="2.4cm" fo:margin-right="0cm" fo:margin-top="0cm" fo:margin-bottom="0cm" fo:line-height="110%" fo:text-align="start" text:enable-numbering="false" fo:text-indent="-0.8cm"/>
      <style:text-properties fo:color="#3c3c41" fo:font-family="Arial" style:font-family-generic="swiss" style:font-pitch="variable" fo:font-size="14pt" fo:font-weight="normal" style:font-size-asian="28pt" style:font-size-complex="28pt"/>
    </style:style>
    <style:style style:name="Burst_20_Title-outline3" style:display-name="Burst Title-outline3" style:family="presentation" style:parent-style-name="Burst_20_Title-outline2">
      <style:paragraph-properties fo:margin-left="3.6cm" fo:margin-right="0cm" fo:margin-top="0cm" fo:margin-bottom="0.3cm" fo:line-height="105%" fo:text-align="start" text:enable-numbering="true" fo:text-indent="-0.6cm"/>
      <style:text-properties fo:font-family="Arial" style:font-family-generic="swiss" style:font-pitch="variable" fo:font-size="16pt" style:font-size-asian="24pt" style:font-size-complex="24pt"/>
    </style:style>
    <style:style style:name="Burst_20_Title-outline4" style:display-name="Burst Title-outline4" style:family="presentation" style:parent-style-name="Burst_20_Title-outline3">
      <style:paragraph-properties fo:margin-left="4.8cm" fo:margin-right="0cm" fo:margin-top="0cm" fo:margin-bottom="0.2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5" style:display-name="Burst Title-outline5" style:family="presentation" style:parent-style-name="Burst_20_Title-outline4">
      <style:paragraph-properties fo:margin-left="6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6" style:display-name="Burst Title-outline6" style:family="presentation" style:parent-style-name="Burst_20_Title-outline5">
      <style:paragraph-properties fo:margin-left="7.2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7" style:display-name="Burst Title-outline7" style:family="presentation" style:parent-style-name="Burst_20_Title-outline6">
      <style:paragraph-properties fo:margin-left="8.4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8" style:display-name="Burst Title-outline8" style:family="presentation" style:parent-style-name="Burst_20_Title-outline7">
      <style:paragraph-properties fo:margin-left="9.6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Title-outline9" style:display-name="Burst Title-outline9" style:family="presentation" style:parent-style-name="Burst_20_Title-outline8">
      <style:paragraph-properties fo:margin-left="10.8cm" fo:margin-right="0cm" fo:margin-top="0cm" fo:margin-bottom="0.1cm" fo:line-height="105%" fo:text-align="start" text:enable-numbering="true" fo:text-indent="-0.6cm"/>
      <style:text-properties fo:font-family="Arial" style:font-family-generic="swiss" style:font-pitch="variable" fo:font-size="16pt" style:font-size-asian="20pt" style:font-size-complex="20pt"/>
    </style:style>
    <style:style style:name="Burst_20_Break-title" style:display-name="Burst Break-title" style:family="presentation">
      <style:graphic-properties draw:stroke="none" draw:fill="none" draw:textarea-horizontal-align="right" draw:textarea-vertical-align="middle">
        <text:list-style style:name="Burst_5f_20_5f_Break-title" style:display-name="Burst_20_Break-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line-height="110%" fo:text-align="end" text:enable-numbering="false"/>
      <style:text-properties fo:color="#ffffff" style:text-outline="false" style:text-line-through-style="none" fo:font-family="Arial" style:font-family-generic="swiss" style:font-pitch="variable" fo:font-size="32pt" fo:font-style="normal" fo:text-shadow="none" style:text-underline-style="none" fo:font-weight="normal" style:font-family-asian="Tahoma"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Burst_20_Break-subtitle" style:display-name="Burst Break-subtitle" style:family="presentation">
      <style:graphic-properties draw:stroke="none" draw:fill="none" draw:textarea-vertical-align="middle">
        <text:list-style style:name="Burst_5f_20_5f_Break-subtitle" style:display-name="Burst_20_Break-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background" style:display-name="Burst Break-background" style:family="presentation">
      <style:graphic-properties draw:stroke="none" draw:fill="none"/>
    </style:style>
    <style:style style:name="Burst_20_Break-backgroundobjects" style:display-name="Burst Break-backgroundobjects" style:family="presentation">
      <style:graphic-properties draw:shadow="hidden" draw:shadow-offset-x="0.3cm" draw:shadow-offset-y="0.3cm" draw:shadow-color="#808080"/>
    </style:style>
    <style:style style:name="Burst_20_Break-notes" style:display-name="Burst Break-notes" style:family="presentation">
      <style:graphic-properties draw:stroke="none" draw:fill="none">
        <text:list-style style:name="Burst_5f_20_5f_Break-notes" style:display-name="Burst_20_Brea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style-name="Regular" style:font-family-generic="swiss" style:font-pitch="variable" fo:font-size="12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Burst_20_Break-outline1" style:display-name="Burst Break-outline1" style:family="presentation">
      <style:graphic-properties draw:stroke="none" draw:fill="none">
        <text:list-style style:name="Burst_5f_20_5f_Break-outline1" style:display-name="Burst_20_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swiss" style:font-pitch="variable" fo:font-size="10pt" fo:font-style="normal" fo:text-shadow="none" style:text-underline-style="none" fo:font-weight="normal" style:font-family-asian="Tahoma"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Burst_20_Break-outline2" style:display-name="Burst Break-outline2" style:family="presentation" style:parent-style-name="Burst_20_Break-outline1">
      <style:paragraph-properties fo:margin-left="2.4cm" fo:margin-right="0cm" fo:margin-top="0cm" fo:margin-bottom="0.4cm" fo:text-indent="-0.8cm"/>
      <style:text-properties fo:font-size="28pt" style:font-size-asian="28pt" style:font-size-complex="28pt"/>
    </style:style>
    <style:style style:name="Burst_20_Break-outline3" style:display-name="Burst Break-outline3" style:family="presentation" style:parent-style-name="Burst_20_Break-outline2">
      <style:paragraph-properties fo:margin-left="3.6cm" fo:margin-right="0cm" fo:margin-top="0cm" fo:margin-bottom="0.3cm" fo:text-indent="-0.6cm"/>
      <style:text-properties fo:font-size="24pt" style:font-size-asian="24pt" style:font-size-complex="24pt"/>
    </style:style>
    <style:style style:name="Burst_20_Break-outline4" style:display-name="Burst Break-outline4" style:family="presentation" style:parent-style-name="Burst_20_Break-outline3">
      <style:paragraph-properties fo:margin-left="4.8cm" fo:margin-right="0cm" fo:margin-top="0cm" fo:margin-bottom="0.2cm" fo:text-indent="-0.6cm"/>
      <style:text-properties fo:font-size="20pt" style:font-size-asian="20pt" style:font-size-complex="20pt"/>
    </style:style>
    <style:style style:name="Burst_20_Break-outline5" style:display-name="Burst Break-outline5" style:family="presentation" style:parent-style-name="Burst_20_Break-outline4">
      <style:paragraph-properties fo:margin-left="6cm" fo:margin-right="0cm" fo:margin-top="0cm" fo:margin-bottom="0.1cm" fo:text-indent="-0.6cm"/>
      <style:text-properties fo:font-size="20pt" style:font-size-asian="20pt" style:font-size-complex="20pt"/>
    </style:style>
    <style:style style:name="Burst_20_Break-outline6" style:display-name="Burst Break-outline6" style:family="presentation" style:parent-style-name="Burst_20_Break-outline5">
      <style:paragraph-properties fo:margin-left="7.2cm" fo:margin-right="0cm" fo:margin-top="0cm" fo:margin-bottom="0.1cm" fo:text-indent="-0.6cm"/>
      <style:text-properties fo:font-size="20pt" style:font-size-asian="20pt" style:font-size-complex="20pt"/>
    </style:style>
    <style:style style:name="Burst_20_Break-outline7" style:display-name="Burst Break-outline7" style:family="presentation" style:parent-style-name="Burst_20_Break-outline6">
      <style:paragraph-properties fo:margin-left="8.4cm" fo:margin-right="0cm" fo:margin-top="0cm" fo:margin-bottom="0.1cm" fo:text-indent="-0.6cm"/>
      <style:text-properties fo:font-size="20pt" style:font-size-asian="20pt" style:font-size-complex="20pt"/>
    </style:style>
    <style:style style:name="Burst_20_Break-outline8" style:display-name="Burst Break-outline8" style:family="presentation" style:parent-style-name="Burst_20_Break-outline7">
      <style:paragraph-properties fo:margin-left="9.6cm" fo:margin-right="0cm" fo:margin-top="0cm" fo:margin-bottom="0.1cm" fo:text-indent="-0.6cm"/>
      <style:text-properties fo:font-size="20pt" style:font-size-asian="20pt" style:font-size-complex="20pt"/>
    </style:style>
    <style:style style:name="Burst_20_Break-outline9" style:display-name="Burst Break-outline9" style:family="presentation" style:parent-style-name="Burst_20_Break-outline8">
      <style:paragraph-properties fo:margin-left="10.8cm" fo:margin-right="0cm" fo:margin-top="0cm" fo:margin-bottom="0.1cm" fo:text-indent="-0.6cm"/>
      <style:text-properties fo:font-size="20pt" style:font-size-asian="20pt" style:font-size-complex="20pt"/>
    </style:style>
    <style:style style:name="Disclaimer-title" style:family="presentation">
      <style:graphic-properties draw:stroke="none" draw:fill="none" draw:textarea-vertical-align="middle">
        <text:list-style style:name="Disclaimer-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isclaimer-subtitle" style:family="presentation">
      <style:graphic-properties draw:stroke="none" draw:fill="none" draw:textarea-vertical-align="middle">
        <text:list-style style:name="Disclaimer-subtitle">
          <text:list-level-style-bullet text:level="1" text:bullet-char="•">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style:name="Disclaimer-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style:name="Disclaimer-outline1">
          <text:list-level-style-bullet text:level="1" text:bullet-char="•">
            <style:list-level-properties text:min-label-width="0.952cm"/>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style:graphic-properties>
      <style:paragraph-properties fo:margin-left="0.952cm" fo:margin-right="0cm" fo:margin-top="0.105cm" fo:margin-bottom="0cm" fo:line-height="107%" fo:text-align="start" text:enable-numbering="false"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2.063cm" fo:margin-right="0cm" fo:margin-top="0.246cm" fo:margin-bottom="0cm" fo:line-height="107%"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3.175cm" fo:margin-right="0cm" fo:margin-top="0.211cm" fo:margin-bottom="0cm" fo:line-height="107%" fo:text-align="start" text:enable-numbering="false"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4.445cm" fo:margin-right="0cm" fo:margin-top="0.176cm" fo:margin-bottom="0cm" fo:line-height="107%"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Bullet-title" style:family="presentation">
      <style:graphic-properties draw:stroke="none" draw:fill="none" draw:textarea-horizontal-align="left" draw:textarea-vertical-align="middle">
        <text:list-style style:name="Bullet-tit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0000"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subtitle" style:family="presentation">
      <style:graphic-properties draw:stroke="none" draw:fill="none" draw:textarea-vertical-align="middle">
        <text:list-style style:name="Bullet-subtit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style:name="Bulle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Bullet-outline1">
          <text:list-level-style-bullet text:level="1" text:bullet-char="•">
            <style:list-level-properties text:min-label-width="0.471cm"/>
            <style:text-properties fo:font-family="Arial" style:font-style-name="Regular" style:font-family-generic="swiss" style:font-pitch="variable" fo:color="#3c3c41" fo:font-size="65%"/>
          </text:list-level-style-bullet>
          <text:list-level-style-bullet text:level="2" text:bullet-char="–">
            <style:list-level-properties text:space-before="0.952cm" text:min-label-width="0.476cm"/>
            <style:text-properties fo:font-family="Arial" style:font-style-name="Regular" style:font-family-generic="swiss" style:font-pitch="variable" fo:color="#3c3c41" fo:font-size="65%"/>
          </text:list-level-style-bullet>
          <text:list-level-style-bullet text:level="3" text:bullet-char="&gt;">
            <style:list-level-properties text:space-before="1.746cm" text:min-label-width="0.494cm"/>
            <style:text-properties fo:font-family="Arial" style:font-style-name="Regular" style:font-family-generic="swiss" style:font-pitch="variable" fo:color="#3c3c41" fo:font-size="65%"/>
          </text:list-level-style-bullet>
          <text:list-level-style-bullet text:level="4" text:bullet-char="»">
            <style:list-level-properties text:space-before="2.557cm" text:min-label-width="0.468cm"/>
            <style:text-properties fo:font-family="Arial" style:font-style-name="Regular" style:font-family-generic="swiss" style:font-pitch="variable" fo:color="#3c3c41" fo:font-size="65%"/>
          </text:list-level-style-bullet>
          <text:list-level-style-bullet text:level="5"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6"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7"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8" text:bullet-char="~">
            <style:list-level-properties text:space-before="3.342cm" text:min-label-width="0.318cm"/>
            <style:text-properties fo:font-family="Arial" style:font-style-name="Regular" style:font-family-generic="swiss" style:font-pitch="variable" fo:color="#3c3c41" fo:font-size="65%"/>
          </text:list-level-style-bullet>
          <text:list-level-style-bullet text:level="9" text:bullet-char="~">
            <style:list-level-properties text:space-before="3.342cm" text:min-label-width="0.318cm"/>
            <style:text-properties fo:font-family="Arial" style:font-style-name="Regular" style:font-family-generic="swiss" style:font-pitch="variable" fo:color="#3c3c41" fo:font-size="65%"/>
          </text:list-level-style-bullet>
        </text:list-style>
      </style:graphic-properties>
      <style:paragraph-properties fo:margin-left="0.482cm" fo:margin-right="0cm" fo:margin-top="0cm" fo:margin-bottom="0.304cm" fo:line-height="105%" fo:text-align="start" text:enable-numbering="true"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en" style:country-asian="US" style:font-style-asian="normal" style:font-weight-asian="normal" style:font-family-complex="Tahoma" style:font-pitch-complex="variable" style:font-size-complex="28pt" style:language-complex="en" style:country-complex="US"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1.041cm" fo:margin-right="0cm" fo:margin-top="0cm" fo:margin-bottom="0.305cm" fo:line-height="105%" fo:text-align="start" text:enable-numbering="true"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en" style:country-asian="US" style:font-style-asian="normal" style:font-weight-asian="normal" style:font-family-complex="Tahoma" style:font-pitch-complex="variable" style:font-size-complex="20pt" style:language-complex="en" style:country-complex="US" style:font-style-complex="normal" style:font-weight-complex="normal" style:text-scale="100%" style:font-relief="none" fo:hyphenate="false"/>
    </style:style>
    <style:style style:name="Bullet-outline3" style:family="presentation" style:parent-style-name="Bullet-outline2">
      <style:paragraph-properties fo:margin-left="1.549cm" fo:margin-right="0cm" fo:margin-top="0cm" fo:margin-bottom="0.305cm" fo:line-height="105%" fo:text-align="start" text:enable-numbering="true" fo:text-indent="-0.381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2.057cm" fo:margin-right="0cm" fo:margin-top="0cm" fo:margin-bottom="0.305cm" fo:line-height="105%" fo:text-align="start" text:enable-numbering="true" fo:text-indent="-0.457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Logo_20_Slide-title" style:display-name="Logo Slide-title" style:family="presentation">
      <style:graphic-properties draw:stroke="none" draw:fill="none" draw:textarea-vertical-align="middle">
        <text:list-style style:name="Logo_5f_20_5f_Slide-title" style:display-name="Logo_20_Slide-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Logo_20_Slide-subtitle" style:display-name="Logo Slide-subtitle" style:family="presentation">
      <style:graphic-properties draw:stroke="none" draw:fill="none" draw:textarea-vertical-align="middle">
        <text:list-style style:name="Logo_5f_20_5f_Slide-subtitle" style:display-name="Logo_20_Slide-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5f_20_5f_Slide-notes" style:display-name="Logo_20_Slide-notes">
          <text:list-level-style-bullet text:level="1" text:bullet-char="•">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Arial" style:font-style-name="Regular" style:font-family-generic="swiss"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5f_20_5f_Slide-outline1" style:display-name="Logo_20_Slide-outline1">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Title10-title" style:family="presentation">
      <style:graphic-properties draw:stroke="none" draw:fill="none" draw:textarea-vertical-align="middle">
        <text:list-style style:name="Title10-tit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0-subtitle" style:family="presentation">
      <style:graphic-properties draw:stroke="none" draw:fill="none" draw:textarea-vertical-align="middle">
        <text:list-style style:name="Title10-subtitle">
          <text:list-level-style-bullet text:level="1" text:bullet-char="•">
            <style:text-properties fo:font-family="Times" style:font-family-generic="roman" style:font-pitch="variable" fo:color="#3c3c41" fo:font-size="65%"/>
          </text:list-level-style-bullet>
          <text:list-level-style-bullet text:level="2" text:bullet-char="–">
            <style:list-level-properties text:space-before="0.529cm"/>
            <style:text-properties fo:font-family="Arial" style:font-family-generic="swiss" style:font-pitch="variable" fo:color="#3c3c41" fo:font-size="80%"/>
          </text:list-level-style-bullet>
          <text:list-level-style-bullet text:level="3" text:bullet-char="&gt;">
            <style:list-level-properties text:space-before="1.111cm"/>
            <style:text-properties fo:font-family="Arial" style:font-family-generic="swiss" style:font-pitch="variable" fo:color="#3c3c41" fo:font-size="80%"/>
          </text:list-level-style-bullet>
          <text:list-level-style-bullet text:level="4" text:bullet-char="»">
            <style:list-level-properties text:space-before="1.719cm"/>
            <style:text-properties fo:font-family="Arial" style:font-family-generic="swiss" style:font-pitch="variable" fo:color="#3c3c41" fo:font-size="85%"/>
          </text:list-level-style-bullet>
          <text:list-level-style-bullet text:level="5" text:bullet-char="~">
            <style:list-level-properties text:space-before="2.275cm"/>
            <style:text-properties fo:font-family="Arial" style:font-family-generic="swiss" style:font-pitch="variable" fo:color="#3c3c41" fo:font-size="85%"/>
          </text:list-level-style-bullet>
          <text:list-level-style-bullet text:level="6" text:bullet-char="~">
            <style:list-level-properties text:space-before="2.275cm"/>
            <style:text-properties fo:font-family="Arial" style:font-family-generic="swiss" style:font-pitch="variable" fo:color="#3c3c41" fo:font-size="85%"/>
          </text:list-level-style-bullet>
          <text:list-level-style-bullet text:level="7" text:bullet-char="~">
            <style:list-level-properties text:space-before="2.275cm"/>
            <style:text-properties fo:font-family="Arial" style:font-family-generic="swiss" style:font-pitch="variable" fo:color="#3c3c41" fo:font-size="85%"/>
          </text:list-level-style-bullet>
          <text:list-level-style-bullet text:level="8" text:bullet-char="~">
            <style:list-level-properties text:space-before="2.275cm"/>
            <style:text-properties fo:font-family="Arial" style:font-family-generic="swiss" style:font-pitch="variable" fo:color="#3c3c41" fo:font-size="85%"/>
          </text:list-level-style-bullet>
          <text:list-level-style-bullet text:level="9" text:bullet-char="~">
            <style:list-level-properties text:space-before="2.275cm"/>
            <style:text-properties fo:font-family="Arial" style:font-family-generic="swiss" style:font-pitch="variable" fo:color="#3c3c41" fo:font-size="85%"/>
          </text:list-level-style-bullet>
        </text:list-style>
      </style:graphic-properties>
      <style:paragraph-properties fo:margin-left="0cm" fo:margin-right="0cm" fo:margin-top="0.264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itle10-background" style:family="presentation">
      <style:graphic-properties draw:stroke="none" draw:fill="solid" draw:fill-color="#ffffff" draw:textarea-horizontal-align="center" draw:textarea-vertical-align="middle" draw:shadow="hidden"/>
      <style:paragraph-properties fo:text-align="center"/>
    </style:style>
    <style:style style:name="Title10-backgroundobjects" style:family="presentation">
      <style:graphic-properties draw:shadow="hidden" draw:shadow-offset-x="0.3cm" draw:shadow-offset-y="0.3cm" draw:shadow-color="#808080"/>
    </style:style>
    <style:style style:name="Title10-notes" style:family="presentation">
      <style:graphic-properties draw:stroke="none" draw:fill="none">
        <text:list-style style:name="Title10-notes">
          <text:list-level-style-bullet text:level="1" text:bullet-char="•">
            <style:text-properties fo:font-family="'Times New Roman'" style:font-family-generic="roman" style:font-pitch="variable" fo:color="#18000c" fo:font-size="100%"/>
          </text:list-level-style-bullet>
          <text:list-level-style-bullet text:level="2" text:bullet-char="•">
            <style:list-level-properties text:space-before="1.27cm"/>
            <style:text-properties fo:font-family="'Times New Roman'" style:font-family-generic="roman" style:font-pitch="variable" fo:color="#18000c" fo:font-size="100%"/>
          </text:list-level-style-bullet>
          <text:list-level-style-bullet text:level="3" text:bullet-char="•">
            <style:list-level-properties text:space-before="2.54cm"/>
            <style:text-properties fo:font-family="'Times New Roman'" style:font-family-generic="roman" style:font-pitch="variable" fo:color="#18000c" fo:font-size="100%"/>
          </text:list-level-style-bullet>
          <text:list-level-style-bullet text:level="4" text:bullet-char="•">
            <style:list-level-properties text:space-before="3.81cm"/>
            <style:text-properties fo:font-family="'Times New Roman'" style:font-family-generic="roman" style:font-pitch="variable" fo:color="#18000c" fo:font-size="100%"/>
          </text:list-level-style-bullet>
          <text:list-level-style-bullet text:level="5" text:bullet-char="•">
            <style:list-level-properties text:space-before="5.08cm"/>
            <style:text-properties fo:font-family="'Times New Roman'" style:font-family-generic="roman" style:font-pitch="variable" fo:color="#18000c" fo:font-size="100%"/>
          </text:list-level-style-bullet>
          <text:list-level-style-bullet text:level="6" text:bullet-char="•">
            <style:list-level-properties text:space-before="5.08cm"/>
            <style:text-properties fo:font-family="'Times New Roman'" style:font-family-generic="roman" style:font-pitch="variable" fo:color="#18000c" fo:font-size="100%"/>
          </text:list-level-style-bullet>
          <text:list-level-style-bullet text:level="7" text:bullet-char="•">
            <style:list-level-properties text:space-before="5.08cm"/>
            <style:text-properties fo:font-family="'Times New Roman'" style:font-family-generic="roman" style:font-pitch="variable" fo:color="#18000c" fo:font-size="100%"/>
          </text:list-level-style-bullet>
          <text:list-level-style-bullet text:level="8" text:bullet-char="•">
            <style:list-level-properties text:space-before="5.08cm"/>
            <style:text-properties fo:font-family="'Times New Roman'" style:font-family-generic="roman" style:font-pitch="variable" fo:color="#18000c" fo:font-size="100%"/>
          </text:list-level-style-bullet>
          <text:list-level-style-bullet text:level="9" text:bullet-char="•">
            <style:list-level-properties text:space-before="5.08cm"/>
            <style:text-properties fo:font-family="'Times New Roman'" style:font-family-generic="roman" style:font-pitch="variable" fo:color="#18000c" fo:font-size="100%"/>
          </text:list-level-style-bullet>
          <text:list-level-style-bullet text:level="10" text:bullet-char="•">
            <style:list-level-properties text:space-before="5.08cm"/>
            <style:text-properties fo:font-family="'Times New Roman'" style:font-family-generic="roman" style:font-pitch="variable" fo:color="#18000c"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000c"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0-outline1" style:family="presentation">
      <style:graphic-properties draw:stroke="none" draw:fill="none">
        <text:list-style style:name="Title10-outline1">
          <text:list-level-style-bullet text:level="1" text:bullet-char="•">
            <style:list-level-properties text:min-label-width="0.476cm"/>
            <style:text-properties fo:font-family="Times" style:font-family-generic="roman" style:font-pitch="variable" fo:color="#3c3c41" fo:font-size="65%"/>
          </text:list-level-style-bullet>
          <text:list-level-style-bullet text:level="2" text:bullet-char="–">
            <style:list-level-properties text:space-before="0.529cm" text:min-label-width="0.502cm"/>
            <style:text-properties fo:font-family="Arial" style:font-family-generic="swiss" style:font-pitch="variable" fo:color="#3c3c41" fo:font-size="80%"/>
          </text:list-level-style-bullet>
          <text:list-level-style-bullet text:level="3" text:bullet-char="&gt;">
            <style:list-level-properties text:space-before="1.111cm" text:min-label-width="0.502cm"/>
            <style:text-properties fo:font-family="Arial" style:font-family-generic="swiss" style:font-pitch="variable" fo:color="#3c3c41" fo:font-size="80%"/>
          </text:list-level-style-bullet>
          <text:list-level-style-bullet text:level="4" text:bullet-char="»">
            <style:list-level-properties text:space-before="1.719cm" text:min-label-width="0.45cm"/>
            <style:text-properties fo:font-family="Arial" style:font-family-generic="swiss" style:font-pitch="variable" fo:color="#3c3c41" fo:font-size="85%"/>
          </text:list-level-style-bullet>
          <text:list-level-style-bullet text:level="5" text:bullet-char="~">
            <style:list-level-properties text:space-before="2.275cm" text:min-label-width="0.397cm"/>
            <style:text-properties fo:font-family="Arial" style:font-family-generic="swiss" style:font-pitch="variable" fo:color="#3c3c41" fo:font-size="85%"/>
          </text:list-level-style-bullet>
          <text:list-level-style-bullet text:level="6" text:bullet-char="~">
            <style:list-level-properties text:space-before="2.275cm" text:min-label-width="0.397cm"/>
            <style:text-properties fo:font-family="Arial" style:font-family-generic="swiss" style:font-pitch="variable" fo:color="#3c3c41" fo:font-size="85%"/>
          </text:list-level-style-bullet>
          <text:list-level-style-bullet text:level="7" text:bullet-char="~">
            <style:list-level-properties text:space-before="2.275cm" text:min-label-width="0.397cm"/>
            <style:text-properties fo:font-family="Arial" style:font-family-generic="swiss" style:font-pitch="variable" fo:color="#3c3c41" fo:font-size="85%"/>
          </text:list-level-style-bullet>
          <text:list-level-style-bullet text:level="8" text:bullet-char="~">
            <style:list-level-properties text:space-before="2.275cm" text:min-label-width="0.397cm"/>
            <style:text-properties fo:font-family="Arial" style:font-family-generic="swiss" style:font-pitch="variable" fo:color="#3c3c41" fo:font-size="8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476cm" fo:margin-right="0cm" fo:margin-top="0.264cm" fo:margin-bottom="0cm" fo:line-height="100%" fo:text-align="start" text:enable-numbering="true" fo:text-indent="0cm" style:punctuation-wrap="simple" style:line-break="normal">
        <style:tab-stops>
          <style:tab-stop style:position="2.063cm"/>
          <style:tab-stop style:position="4.603cm"/>
          <style:tab-stop style:position="7.143cm"/>
          <style:tab-stop style:position="9.683cm"/>
          <style:tab-stop style:position="12.223cm"/>
          <style:tab-stop style:position="14.763cm"/>
          <style:tab-stop style:position="17.303cm"/>
          <style:tab-stop style:position="19.843cm"/>
          <style:tab-stop style:position="22.383cm"/>
          <style:tab-stop style:position="24.923cm"/>
          <style:tab-stop style:position="27.463cm"/>
        </style:tab-stops>
      </style:paragraph-properties>
      <style:text-properties fo:color="#3c3c41"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itle10-outline2" style:family="presentation" style:parent-style-name="Title10-outline1">
      <style:paragraph-properties fo:margin-left="1.031cm" fo:margin-right="0cm" fo:margin-top="0.22cm" fo:margin-bottom="0cm" fo:line-height="100%" fo:text-align="start" text:enable-numbering="true" fo:text-indent="0cm" style:punctuation-wrap="simple" style:line-break="normal">
        <style:tab-stops>
          <style:tab-stop style:position="1.508cm"/>
          <style:tab-stop style:position="4.048cm"/>
          <style:tab-stop style:position="6.588cm"/>
          <style:tab-stop style:position="9.128cm"/>
          <style:tab-stop style:position="11.668cm"/>
          <style:tab-stop style:position="14.208cm"/>
          <style:tab-stop style:position="16.748cm"/>
          <style:tab-stop style:position="19.288cm"/>
          <style:tab-stop style:position="21.828cm"/>
          <style:tab-stop style:position="24.368cm"/>
          <style:tab-stop style:position="26.908cm"/>
        </style:tab-stops>
      </style:paragraph-properties>
      <style:text-properties fo:color="#3c3c41"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0-outline3" style:family="presentation" style:parent-style-name="Title10-outline2">
      <style:paragraph-properties fo:margin-left="1.613cm" fo:margin-right="0cm" fo:margin-top="0.176cm" fo:margin-bottom="0cm" fo:line-height="100%" fo:text-align="start" text:enable-numbering="true" fo:text-indent="0cm" style:punctuation-wrap="simple" style:line-break="normal">
        <style:tab-stops>
          <style:tab-stop style:position="0.926cm"/>
          <style:tab-stop style:position="3.466cm"/>
          <style:tab-stop style:position="6.006cm"/>
          <style:tab-stop style:position="8.546cm"/>
          <style:tab-stop style:position="11.086cm"/>
          <style:tab-stop style:position="13.626cm"/>
          <style:tab-stop style:position="16.166cm"/>
          <style:tab-stop style:position="18.706cm"/>
          <style:tab-stop style:position="21.246cm"/>
          <style:tab-stop style:position="23.786cm"/>
          <style:tab-stop style:position="26.326cm"/>
        </style:tab-stops>
      </style:paragraph-properties>
      <style:text-properties fo:color="#3c3c41"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0-outline4" style:family="presentation" style:parent-style-name="Title10-outline3">
      <style:paragraph-properties fo:margin-left="2.169cm" fo:margin-right="0cm" fo:margin-top="0.154cm" fo:margin-bottom="0cm" fo:line-height="100%" fo:text-align="start" text:enable-numbering="true" fo:text-indent="0cm" style:punctuation-wrap="simple" style:line-break="normal">
        <style:tab-stops>
          <style:tab-stop style:position="0.37cm"/>
          <style:tab-stop style:position="2.91cm"/>
          <style:tab-stop style:position="5.45cm"/>
          <style:tab-stop style:position="7.99cm"/>
          <style:tab-stop style:position="10.53cm"/>
          <style:tab-stop style:position="13.07cm"/>
          <style:tab-stop style:position="15.61cm"/>
          <style:tab-stop style:position="18.15cm"/>
          <style:tab-stop style:position="20.69cm"/>
          <style:tab-stop style:position="23.23cm"/>
          <style:tab-stop style:position="25.77cm"/>
        </style:tab-stops>
      </style:paragraph-properties>
      <style:text-properties fo:color="#3c3c41" style:text-line-through-style="none" style:text-position="0% 100%" fo:font-family="Arial" style:font-family-generic="swiss" style:font-pitch="variable" fo:font-size="14pt" fo:font-style="normal" fo:text-shadow="none" style:text-underline-style="none" fo:font-weight="normal" style:font-size-asian="14pt" style:font-size-complex="14pt" style:font-relief="none"/>
    </style:style>
    <style:style style:name="Title10-outline5" style:family="presentation" style:parent-style-name="Title10-outline4">
      <style:paragraph-properties fo:margin-left="2.672cm" fo:margin-right="0cm" fo:margin-top="0.132cm" fo:margin-bottom="0cm" fo:line-height="100%" fo:text-align="start" text:enable-numbering="true" fo:text-indent="0cm" style:punctuation-wrap="simple" style:line-break="normal">
        <style:tab-stops>
          <style:tab-stop style:position="2.407cm"/>
          <style:tab-stop style:position="4.947cm"/>
          <style:tab-stop style:position="7.487cm"/>
          <style:tab-stop style:position="10.027cm"/>
          <style:tab-stop style:position="12.567cm"/>
          <style:tab-stop style:position="15.107cm"/>
          <style:tab-stop style:position="17.647cm"/>
          <style:tab-stop style:position="20.187cm"/>
          <style:tab-stop style:position="22.727cm"/>
          <style:tab-stop style:position="25.267cm"/>
        </style:tab-stops>
      </style:paragraph-properties>
      <style:text-properties fo:color="#3c3c41" style:text-line-through-style="none" style:text-position="0% 100%" fo:font-family="Arial" style:font-family-generic="swiss" style:font-pitch="variable" fo:font-size="12pt" fo:font-style="normal" fo:text-shadow="none" style:text-underline-style="none" fo:font-weight="normal" style:font-size-asian="12pt" style:font-size-complex="12pt" style:font-relief="none"/>
    </style:style>
    <style:style style:name="Title10-outline6" style:family="presentation" style:parent-style-name="Title10-outline5">
      <style:paragraph-properties fo:margin-left="2.672cm" fo:margin-right="0cm" fo:margin-top="0.132cm" fo:margin-bottom="0cm" fo:line-height="100%" fo:text-align="start" text:enable-numbering="true" fo:text-indent="0cm" style:punctuation-wrap="simple" style:line-break="normal">
        <style:tab-stops>
          <style:tab-stop style:position="2.407cm"/>
          <style:tab-stop style:position="4.947cm"/>
          <style:tab-stop style:position="7.487cm"/>
          <style:tab-stop style:position="10.027cm"/>
          <style:tab-stop style:position="12.567cm"/>
          <style:tab-stop style:position="15.107cm"/>
          <style:tab-stop style:position="17.647cm"/>
          <style:tab-stop style:position="20.187cm"/>
          <style:tab-stop style:position="22.727cm"/>
          <style:tab-stop style:position="25.267cm"/>
        </style:tab-stops>
      </style:paragraph-properties>
      <style:text-properties fo:color="#3c3c41" style:text-line-through-style="none" style:text-position="0% 100%" fo:font-family="Arial" style:font-family-generic="swiss" style:font-pitch="variable" fo:font-size="12pt" fo:font-style="normal" fo:text-shadow="none" style:text-underline-style="none" fo:font-weight="normal" style:font-size-asian="12pt" style:font-size-complex="12pt" style:font-relief="none"/>
    </style:style>
    <style:style style:name="Title10-outline7" style:family="presentation" style:parent-style-name="Title10-outline6">
      <style:paragraph-properties fo:margin-left="2.672cm" fo:margin-right="0cm" fo:margin-top="0.132cm" fo:margin-bottom="0cm" fo:line-height="100%" fo:text-align="start" text:enable-numbering="true" fo:text-indent="0cm" style:punctuation-wrap="simple" style:line-break="normal">
        <style:tab-stops>
          <style:tab-stop style:position="2.407cm"/>
          <style:tab-stop style:position="4.947cm"/>
          <style:tab-stop style:position="7.487cm"/>
          <style:tab-stop style:position="10.027cm"/>
          <style:tab-stop style:position="12.567cm"/>
          <style:tab-stop style:position="15.107cm"/>
          <style:tab-stop style:position="17.647cm"/>
          <style:tab-stop style:position="20.187cm"/>
          <style:tab-stop style:position="22.727cm"/>
          <style:tab-stop style:position="25.267cm"/>
        </style:tab-stops>
      </style:paragraph-properties>
      <style:text-properties fo:color="#3c3c41" style:text-line-through-style="none" style:text-position="0% 100%" fo:font-family="Arial" style:font-family-generic="swiss" style:font-pitch="variable" fo:font-size="12pt" fo:font-style="normal" fo:text-shadow="none" style:text-underline-style="none" fo:font-weight="normal" style:font-size-asian="12pt" style:font-size-complex="12pt" style:font-relief="none"/>
    </style:style>
    <style:style style:name="Title10-outline8" style:family="presentation" style:parent-style-name="Title10-outline7">
      <style:paragraph-properties fo:margin-left="2.672cm" fo:margin-right="0cm" fo:margin-top="0.132cm" fo:margin-bottom="0cm" fo:line-height="100%" fo:text-align="start" text:enable-numbering="true" fo:text-indent="0cm" style:punctuation-wrap="simple" style:line-break="normal">
        <style:tab-stops>
          <style:tab-stop style:position="2.407cm"/>
          <style:tab-stop style:position="4.947cm"/>
          <style:tab-stop style:position="7.487cm"/>
          <style:tab-stop style:position="10.027cm"/>
          <style:tab-stop style:position="12.567cm"/>
          <style:tab-stop style:position="15.107cm"/>
          <style:tab-stop style:position="17.647cm"/>
          <style:tab-stop style:position="20.187cm"/>
          <style:tab-stop style:position="22.727cm"/>
          <style:tab-stop style:position="25.267cm"/>
        </style:tab-stops>
      </style:paragraph-properties>
      <style:text-properties fo:color="#3c3c41" style:text-line-through-style="none" style:text-position="0% 100%" fo:font-family="Arial" style:font-family-generic="swiss" style:font-pitch="variable" fo:font-size="12pt" fo:font-style="normal" fo:text-shadow="none" style:text-underline-style="none" fo:font-weight="normal" style:font-size-asian="12pt" style:font-size-complex="12pt" style:font-relief="none"/>
    </style:style>
    <style:style style:name="Title10-outline9" style:family="presentation" style:parent-style-name="Title10-outline8">
      <style:paragraph-properties fo:margin-left="2.672cm" fo:margin-right="0cm" fo:margin-top="0.132cm" fo:margin-bottom="0cm" fo:line-height="100%" fo:text-align="start" text:enable-numbering="true" fo:text-indent="0cm" style:punctuation-wrap="simple" style:line-break="normal">
        <style:tab-stops>
          <style:tab-stop style:position="2.407cm"/>
          <style:tab-stop style:position="4.947cm"/>
          <style:tab-stop style:position="7.487cm"/>
          <style:tab-stop style:position="10.027cm"/>
          <style:tab-stop style:position="12.567cm"/>
          <style:tab-stop style:position="15.107cm"/>
          <style:tab-stop style:position="17.647cm"/>
          <style:tab-stop style:position="20.187cm"/>
          <style:tab-stop style:position="22.727cm"/>
          <style:tab-stop style:position="25.267cm"/>
        </style:tab-stops>
      </style:paragraph-properties>
      <style:text-properties fo:color="#3c3c41" style:text-line-through-style="none" style:text-position="0% 100%" fo:font-family="Arial" style:font-family-generic="swiss" style:font-pitch="variable" fo:font-size="12pt" fo:font-style="normal" fo:text-shadow="none" style:text-underline-style="none" fo:font-weight="normal" style:font-size-asian="12pt" style:font-size-complex="12pt" style:font-relief="none"/>
    </style:style>
    <style:style style:name="Section_20_Break-title" style:display-name="Section Break-title" style:family="presentation">
      <style:graphic-properties draw:stroke="none" draw:fill="none" draw:textarea-horizontal-align="right" draw:textarea-vertical-align="middle">
        <text:list-style style:name="Section_5f_20_5f_Break-title" style:display-name="Section_20_Break-tit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8pt" style:font-style-asian="normal" style:font-weight-asian="normal" style:font-family-complex="Tahoma" style:font-pitch-complex="variable" style:font-size-complex="38pt" style:font-style-complex="normal" style:font-weight-complex="normal" style:font-relief="none"/>
    </style:style>
    <style:style style:name="Section_20_Break-subtitle" style:display-name="Section Break-subtitle" style:family="presentation">
      <style:graphic-properties draw:stroke="none" draw:fill="none" draw:textarea-vertical-align="middle">
        <text:list-style style:name="Section_5f_20_5f_Break-subtitle" style:display-name="Section_20_Break-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background" style:display-name="Section Break-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ection_20_Break-backgroundobjects" style:display-name="Section Break-backgroundobjects" style:family="presentation">
      <style:graphic-properties draw:shadow="hidden" draw:shadow-offset-x="0.3cm" draw:shadow-offset-y="0.3cm" draw:shadow-color="#808080"/>
    </style:style>
    <style:style style:name="Section_20_Break-notes" style:display-name="Section Break-notes" style:family="presentation">
      <style:graphic-properties draw:stroke="none" draw:fill="none">
        <text:list-style style:name="Section_5f_20_5f_Break-notes" style:display-name="Section_20_Break-notes">
          <text:list-level-style-bullet text:level="1" text:bullet-char="•">
            <style:text-properties fo:font-family="'Times New Roman'" style:font-family-generic="roman" style:font-pitch="variable" fo:color="#16000c" fo:font-size="100%"/>
          </text:list-level-style-bullet>
          <text:list-level-style-bullet text:level="2" text:bullet-char="•">
            <style:list-level-properties text:space-before="1.27cm"/>
            <style:text-properties fo:font-family="'Times New Roman'" style:font-family-generic="roman" style:font-pitch="variable" fo:color="#16000c" fo:font-size="100%"/>
          </text:list-level-style-bullet>
          <text:list-level-style-bullet text:level="3" text:bullet-char="•">
            <style:list-level-properties text:space-before="2.54cm"/>
            <style:text-properties fo:font-family="'Times New Roman'" style:font-family-generic="roman" style:font-pitch="variable" fo:color="#16000c" fo:font-size="100%"/>
          </text:list-level-style-bullet>
          <text:list-level-style-bullet text:level="4" text:bullet-char="•">
            <style:list-level-properties text:space-before="3.81cm"/>
            <style:text-properties fo:font-family="'Times New Roman'" style:font-family-generic="roman" style:font-pitch="variable" fo:color="#16000c" fo:font-size="100%"/>
          </text:list-level-style-bullet>
          <text:list-level-style-bullet text:level="5" text:bullet-char="•">
            <style:list-level-properties text:space-before="5.08cm"/>
            <style:text-properties fo:font-family="'Times New Roman'" style:font-family-generic="roman" style:font-pitch="variable" fo:color="#16000c" fo:font-size="100%"/>
          </text:list-level-style-bullet>
          <text:list-level-style-bullet text:level="6" text:bullet-char="•">
            <style:list-level-properties text:space-before="5.08cm"/>
            <style:text-properties fo:font-family="'Times New Roman'" style:font-family-generic="roman" style:font-pitch="variable" fo:color="#16000c" fo:font-size="100%"/>
          </text:list-level-style-bullet>
          <text:list-level-style-bullet text:level="7" text:bullet-char="•">
            <style:list-level-properties text:space-before="5.08cm"/>
            <style:text-properties fo:font-family="'Times New Roman'" style:font-family-generic="roman" style:font-pitch="variable" fo:color="#16000c" fo:font-size="100%"/>
          </text:list-level-style-bullet>
          <text:list-level-style-bullet text:level="8" text:bullet-char="•">
            <style:list-level-properties text:space-before="5.08cm"/>
            <style:text-properties fo:font-family="'Times New Roman'" style:font-family-generic="roman" style:font-pitch="variable" fo:color="#16000c" fo:font-size="100%"/>
          </text:list-level-style-bullet>
          <text:list-level-style-bullet text:level="9" text:bullet-char="•">
            <style:list-level-properties text:space-before="5.08cm"/>
            <style:text-properties fo:font-family="'Times New Roman'" style:font-family-generic="roman" style:font-pitch="variable" fo:color="#16000c" fo:font-size="100%"/>
          </text:list-level-style-bullet>
          <text:list-level-style-bullet text:level="10" text:bullet-char="•">
            <style:list-level-properties text:space-before="5.08cm"/>
            <style:text-properties fo:font-family="'Times New Roman'" style:font-family-generic="roman" style:font-pitch="variable" fo:color="#16000c"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6000c"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ection_20_Break-outline1" style:display-name="Section Break-outline1" style:family="presentation">
      <style:graphic-properties draw:stroke="none" draw:fill="none">
        <text:list-style style:name="Section_5f_20_5f_Break-outline1" style:display-name="Section_20_Break-outline1">
          <text:list-level-style-bullet text:level="1" text:bullet-char="•">
            <style:list-level-properties text:space-before="0.051cm" text:min-label-width="0.8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cm" fo:margin-right="0cm" fo:margin-top="0.658cm" fo:margin-bottom="0cm" fo:line-height="107%" fo:text-align="end"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a5a5f" style:text-outline="false" style:text-line-through-style="none" style:text-position="0% 100%" fo:font-family="Arial"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outline2" style:display-name="Section Break-outline2" style:family="presentation" style:parent-style-name="Section_20_Break-outline1">
      <style:paragraph-properties fo:margin-left="2.063cm" fo:margin-right="0cm" fo:margin-top="0.246cm" fo:margin-bottom="0cm" fo:line-height="107%" fo:text-align="end"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a5a5f" style:text-line-through-style="none" style:text-position="0% 100%" fo:font-family="Arial" style:font-pitch="variable" fo:font-size="20pt" fo:font-style="normal" fo:text-shadow="none" style:text-underline-style="none" fo:font-weight="normal" style:font-size-asian="28pt" style:font-size-complex="28pt" style:font-relief="none"/>
    </style:style>
    <style:style style:name="Section_20_Break-outline3" style:display-name="Section Break-outline3" style:family="presentation" style:parent-style-name="Section_20_Break-outline2">
      <style:paragraph-properties fo:margin-left="3.175cm" fo:margin-right="0cm" fo:margin-top="0.211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a5a5f" style:text-line-through-style="none" style:text-position="0% 100%" fo:font-family="Arial" style:font-pitch="variable" fo:font-size="16pt" fo:font-style="normal" fo:text-shadow="none" style:text-underline-style="none" fo:font-weight="normal" style:font-size-asian="24pt" style:font-size-complex="24pt" style:font-relief="none"/>
    </style:style>
    <style:style style:name="Section_20_Break-outline4" style:display-name="Section Break-outline4" style:family="presentation" style:parent-style-name="Section_20_Break-outline3">
      <style:paragraph-properties fo:margin-left="4.445cm" fo:margin-right="0cm" fo:margin-top="0.176cm" fo:margin-bottom="0cm" fo:line-height="107%" fo:text-align="end"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20pt" style:font-size-complex="20pt" style:font-relief="none"/>
    </style:style>
    <style:style style:name="Section_20_Break-outline5" style:display-name="Section Break-outline5" style:family="presentation" style:parent-style-name="Section_20_Break-outline4">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6" style:display-name="Section Break-outline6" style:family="presentation" style:parent-style-name="Section_20_Break-outline5">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7" style:display-name="Section Break-outline7" style:family="presentation" style:parent-style-name="Section_20_Break-outline6">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8" style:display-name="Section Break-outline8" style:family="presentation" style:parent-style-name="Section_20_Break-outline7">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9" style:display-name="Section Break-outline9" style:family="presentation" style:parent-style-name="Section_20_Break-outline8">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0cm" draw:fill-image-height="0cm"/>
    </style:style>
    <style:style style:name="dp3" style:family="drawing-page">
      <style:drawing-page-properties draw:background-size="border" draw:fill="solid" draw:fill-color="#ffffff"/>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00a6ee" draw:textarea-horizontal-align="center" draw:textarea-vertical-align="middle" draw:shadow="hidden" draw:shadow-color="#6b6b6b"/>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00a6ee" draw:textarea-horizontal-align="center" draw:textarea-vertical-align="middle" draw:shadow="hidden" draw:shadow-color="#808080" style:protect="position size"/>
    </style:style>
    <style:style style:name="gr5" style:family="graphic" style:parent-style-name="standard">
      <style:graphic-properties draw:stroke="none" draw:fill="solid" draw:fill-color="#cccccd" draw:textarea-horizontal-align="center" draw:textarea-vertical-align="middle" draw:shadow="hidden" draw:shadow-color="#808080"/>
    </style:style>
    <style:style style:name="gr6" style:family="graphic" style:parent-style-name="standard">
      <style:graphic-properties draw:stroke="none" draw:fill="solid" draw:fill-color="#00a6ee" draw:textarea-horizontal-align="center" draw:textarea-vertical-align="middle" draw:shadow="hidden" draw:shadow-color="#808080"/>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gr8" style:family="graphic" style:parent-style-name="standard">
      <style:graphic-properties draw:stroke="none" draw:fill="none" draw:fill-color="#df0029" draw:textarea-horizontal-align="left" draw:textarea-vertical-align="top" draw:auto-grow-height="true" draw:auto-grow-width="false" fo:min-height="0.398cm" fo:min-width="0cm" fo:padding-top="0.13cm" fo:padding-bottom="0.13cm" fo:padding-left="0.25cm" fo:padding-right="0.25cm" draw:shadow="hidden" draw:shadow-color="#6b6b6b"/>
    </style:style>
    <style:style style:name="gr9" style:family="graphic" style:parent-style-name="standard">
      <style:graphic-properties draw:stroke="none" draw:fill="solid" draw:fill-color="#cccccd" draw:textarea-horizontal-align="center" draw:textarea-vertical-align="middle" draw:shadow="hidden" draw:shadow-color="#6b6b6b"/>
    </style:style>
    <style:style style:name="gr10" style:family="graphic" style:parent-style-name="standard">
      <style:graphic-properties draw:stroke="none" draw:fill="none" draw:textarea-horizontal-align="justify" draw:textarea-vertical-align="middle" draw:auto-grow-height="false" draw:auto-grow-width="false" fo:min-height="0.363cm" fo:min-width="0cm" fo:padding-top="0.13cm" fo:padding-bottom="0.13cm" fo:padding-left="0.25cm" fo:padding-right="0.25cm"/>
    </style:style>
    <style:style style:name="gr11" style:family="graphic" style:parent-style-name="standard">
      <style:graphic-properties draw:stroke="none" draw:fill="none" draw:fill-color="#df0029" draw:textarea-horizontal-align="right" draw:textarea-vertical-align="top" draw:auto-grow-height="true" draw:auto-grow-width="false" fo:min-height="0.504cm" fo:min-width="0cm" fo:padding-top="0.13cm" fo:padding-bottom="0.13cm" fo:padding-left="0.25cm" fo:padding-right="0.25cm" draw:shadow="hidden" draw:shadow-color="#6b6b6b"/>
    </style:style>
    <style:style style:name="gr12" style:family="graphic" style:parent-style-name="standard">
      <style:graphic-properties draw:stroke="none" draw:fill="solid" draw:fill-color="#00a6ee" draw:textarea-horizontal-align="justify" draw:textarea-vertical-align="middle" draw:auto-grow-height="false" draw:auto-grow-width="false" fo:min-height="0.363cm" fo:min-width="0cm" fo:padding-top="0.13cm" fo:padding-bottom="0.13cm" fo:padding-left="0.25cm" fo:padding-right="0.25cm"/>
    </style:style>
    <style:style style:name="gr13"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gr14"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gr15"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gr16"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Burst_20_Title-backgroundobjects">
      <style:graphic-properties draw:stroke="none" draw:fill="solid" draw:fill-color="#c4dae2" draw:textarea-horizontal-align="justify" draw:textarea-vertical-align="middle" draw:auto-grow-height="false" fo:min-height="0cm" fo:min-width="0cm"/>
    </style:style>
    <style:style style:name="pr2" style:family="presentation" style:parent-style-name="Burst_20_Title-title">
      <style:graphic-properties draw:fill-color="#ffffff" draw:auto-grow-height="false" fo:min-height="3.181cm"/>
    </style:style>
    <style:style style:name="pr3" style:family="presentation" style:parent-style-name="Burst_20_Title-outline1" style:list-style-name="L14">
      <style:graphic-properties draw:fill-color="#ffffff" draw:auto-grow-height="false" fo:min-height="12.573cm"/>
    </style:style>
    <style:style style:name="pr4" style:family="presentation" style:parent-style-name="Burst_20_Title-backgroundobjects">
      <style:graphic-properties draw:stroke="none" draw:fill="none" draw:fill-color="#ffffff" draw:auto-grow-height="false" fo:min-height="1.485cm"/>
    </style:style>
    <style:style style:name="pr5" style:family="presentation" style:parent-style-name="Burst_20_Title-backgroundobjects">
      <style:graphic-properties draw:stroke="none" draw:fill="none" draw:fill-color="#ffffff" draw:textarea-vertical-align="bottom" draw:auto-grow-height="false" fo:min-height="1.485cm"/>
    </style:style>
    <style:style style:name="pr6" style:family="presentation" style:parent-style-name="Burst_20_Break-title">
      <style:graphic-properties draw:fill-color="#ffffff" draw:auto-grow-height="false" fo:min-height="3.181cm"/>
    </style:style>
    <style:style style:name="pr7" style:family="presentation" style:parent-style-name="Burst_20_Break-outline1">
      <style:graphic-properties draw:fill-color="#ffffff" draw:auto-grow-height="false" fo:min-height="12.573cm"/>
    </style:style>
    <style:style style:name="pr8" style:family="presentation" style:parent-style-name="Burst_20_Break-backgroundobjects">
      <style:graphic-properties draw:stroke="none" draw:fill="none" draw:fill-color="#ffffff" draw:auto-grow-height="false" fo:min-height="1.485cm"/>
    </style:style>
    <style:style style:name="pr9" style:family="presentation" style:parent-style-name="Burst_20_Break-backgroundobjects">
      <style:graphic-properties draw:stroke="none" draw:fill="none" draw:fill-color="#ffffff" draw:textarea-vertical-align="bottom" draw:auto-grow-height="false" fo:min-height="1.485cm"/>
    </style:style>
    <style:style style:name="pr10" style:family="presentation" style:parent-style-name="Disclaimer-outline1">
      <style:graphic-properties draw:fill-color="#ffffff" draw:auto-grow-height="false" fo:min-height="12.001cm"/>
    </style:style>
    <style:style style:name="pr11" style:family="presentation" style:parent-style-name="Disclaimer-title">
      <style:graphic-properties draw:fill-color="#ffffff" draw:auto-grow-height="false" fo:min-height="3.181cm"/>
    </style:style>
    <style:style style:name="pr12" style:family="presentation" style:parent-style-name="Bullet-title">
      <style:graphic-properties draw:fill-color="#ffffff" draw:auto-grow-height="false" fo:min-height="3.181cm"/>
    </style:style>
    <style:style style:name="pr13" style:family="presentation" style:parent-style-name="Bullet-outline1" style:list-style-name="L8">
      <style:graphic-properties draw:fill-color="#ffffff" draw:auto-grow-height="false" fo:min-height="12.375cm"/>
    </style:style>
    <style:style style:name="pr14" style:family="presentation" style:parent-style-name="Logo_20_Slide-title">
      <style:graphic-properties draw:fill-color="#ffffff" draw:auto-grow-height="false" fo:min-height="3.181cm"/>
    </style:style>
    <style:style style:name="pr15" style:family="presentation" style:parent-style-name="Logo_20_Slide-outline1">
      <style:graphic-properties draw:fill-color="#ffffff" draw:auto-grow-height="false" fo:min-height="12.001cm"/>
    </style:style>
    <style:style style:name="pr16" style:family="presentation" style:parent-style-name="Title10-backgroundobjects" style:list-style-name="L11">
      <style:graphic-properties draw:stroke="none" draw:fill="none" draw:fill-color="#ffffff" draw:textarea-horizontal-align="right" draw:textarea-vertical-align="top" draw:auto-grow-height="false" draw:auto-grow-width="false" fo:min-height="0.769cm" fo:min-width="0cm" fo:padding-top="0.13cm" fo:padding-bottom="0.13cm" fo:padding-left="0.25cm" fo:padding-right="0.25cm" fo:wrap-option="no-wrap" draw:shadow="hidden"/>
    </style:style>
    <style:style style:name="pr17" style:family="presentation" style:parent-style-name="Title10-backgroundobjects">
      <style:graphic-properties draw:stroke="none" draw:fill="none" draw:fill-color="#ffffff" draw:auto-grow-height="false" fo:min-height="0.643cm"/>
    </style:style>
    <style:style style:name="pr18" style:family="presentation" style:parent-style-name="Title10-backgroundobjects">
      <style:graphic-properties draw:stroke="none" draw:fill="none" draw:fill-color="#ffffff" draw:auto-grow-height="false" fo:min-height="1.314cm"/>
    </style:style>
    <style:style style:name="pr19" style:family="presentation" style:parent-style-name="Title10-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20" style:family="presentation" style:parent-style-name="Title10-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21" style:family="presentation" style:parent-style-name="Title10-backgroundobjects">
      <style:graphic-properties draw:stroke="none" draw:fill="none" draw:fill-color="#ffffff" draw:textarea-horizontal-align="right" draw:textarea-vertical-align="bottom" draw:auto-grow-height="false" draw:auto-grow-width="false" fo:min-height="1.272cm" fo:min-width="0cm" fo:padding-top="0.13cm" fo:padding-bottom="0.13cm" fo:padding-left="0.25cm" fo:padding-right="0.25cm" fo:wrap-option="no-wrap" draw:shadow="hidden"/>
    </style:style>
    <style:style style:name="pr22" style:family="presentation" style:parent-style-name="Section_20_Break-outline1">
      <style:graphic-properties draw:fill-color="#ffffff" draw:auto-grow-height="false" fo:min-height="12.001cm"/>
    </style:style>
    <style:style style:name="pr23" style:family="presentation" style:parent-style-name="Section_20_Break-title">
      <style:graphic-properties draw:fill-color="#ffffff" draw:auto-grow-height="false" fo:min-height="3.18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text:enable-numbering="true" fo:text-indent="0cm"/>
    </style:style>
    <style:style style:name="P4" style:family="paragraph">
      <style:paragraph-properties fo:margin-left="0cm" fo:margin-right="0cm" fo:text-indent="0cm"/>
      <style:text-properties fo:font-size="14pt" style:font-size-asian="14pt" style:font-size-complex="14pt"/>
    </style:style>
    <style:style style:name="P5" style:family="paragraph">
      <style:paragraph-properties fo:margin-left="0cm" fo:margin-right="0cm" fo:text-align="end" fo:text-indent="0cm"/>
      <style:text-properties fo:font-size="14pt" style:font-size-asian="14pt" style:font-size-complex="14pt"/>
    </style:style>
    <style:style style:name="P6" style:family="paragraph">
      <style:paragraph-properties fo:margin-left="1.2cm" fo:margin-right="0cm" text:enable-numbering="true" fo:text-indent="-0.9cm"/>
    </style:style>
    <style:style style:name="P7" style:family="paragraph">
      <style:paragraph-properties fo:margin-left="1.2cm" fo:margin-right="0cm" fo:text-indent="-0.9cm"/>
    </style:style>
    <style:style style:name="P8" style:family="paragraph">
      <style:paragraph-properties fo:margin-left="0.952cm" fo:margin-right="0cm" text:enable-numbering="true" fo:text-indent="-0.952cm"/>
    </style:style>
    <style:style style:name="P9" style:family="paragraph">
      <style:paragraph-properties fo:margin-left="2.063cm" fo:margin-right="0cm" text:enable-numbering="true" fo:text-indent="-0.793cm"/>
    </style:style>
    <style:style style:name="P10" style:family="paragraph">
      <style:paragraph-properties fo:margin-left="3.175cm" fo:margin-right="0cm" text:enable-numbering="true" fo:text-indent="-0.635cm"/>
    </style:style>
    <style:style style:name="P11" style:family="paragraph">
      <style:paragraph-properties fo:margin-left="4.445cm" fo:margin-right="0cm" text:enable-numbering="true" fo:text-indent="-0.635cm"/>
    </style:style>
    <style:style style:name="P12" style:family="paragraph">
      <style:paragraph-properties fo:margin-left="5.715cm" fo:margin-right="0cm" text:enable-numbering="true" fo:text-indent="-0.635cm"/>
    </style:style>
    <style:style style:name="P13" style:family="paragraph">
      <style:paragraph-properties fo:margin-left="5.4cm" fo:margin-right="0cm" text:enable-numbering="true" fo:text-indent="-0.6cm"/>
    </style:style>
    <style:style style:name="P14" style:family="paragraph">
      <style:paragraph-properties fo:margin-left="0.471cm" fo:margin-right="0cm" text:enable-numbering="true" fo:text-indent="-0.471cm"/>
    </style:style>
    <style:style style:name="P15" style:family="paragraph">
      <style:paragraph-properties fo:margin-left="1.428cm" fo:margin-right="0cm" text:enable-numbering="true" fo:text-indent="-0.476cm"/>
    </style:style>
    <style:style style:name="P16" style:family="paragraph">
      <style:paragraph-properties fo:margin-left="2.24cm" fo:margin-right="0cm" text:enable-numbering="true" fo:text-indent="-0.494cm"/>
    </style:style>
    <style:style style:name="P17" style:family="paragraph">
      <style:paragraph-properties fo:margin-left="3.025cm" fo:margin-right="0cm" text:enable-numbering="true" fo:text-indent="-0.468cm"/>
    </style:style>
    <style:style style:name="P18" style:family="paragraph">
      <style:paragraph-properties fo:margin-left="3.66cm" fo:margin-right="0cm" text:enable-numbering="true" fo:text-indent="-0.318cm"/>
    </style:style>
    <style:style style:name="P19" style:family="paragraph">
      <style:paragraph-properties fo:margin-left="0.471cm" fo:margin-right="0cm" fo:text-indent="-0.471cm"/>
    </style:style>
    <style:style style:name="P20" style:family="paragraph">
      <style:paragraph-properties fo:margin-left="0cm" fo:margin-right="0cm" fo:line-height="107%" text:enable-numbering="false" fo:text-indent="0cm"/>
    </style:style>
    <style:style style:name="P21" style:family="paragraph">
      <style:paragraph-properties style:writing-mode="lr-tb"/>
    </style:style>
    <style:style style:name="P22" style:family="paragraph">
      <style:paragraph-properties fo:margin-left="0cm" fo:margin-right="0cm" fo:text-align="center" text:enable-numbering="false" fo:text-indent="0cm"/>
    </style:style>
    <style:style style:name="P23" style:family="paragraph">
      <style:paragraph-properties fo:text-align="center" style:writing-mode="lr-tb"/>
    </style:style>
    <style:style style:name="P24" style:family="paragraph">
      <style:paragraph-properties fo:margin-left="0cm" fo:margin-right="0cm" fo:line-height="107%" fo:text-align="end" text:enable-numbering="false" fo:text-indent="0cm"/>
    </style:style>
    <style:style style:name="P25" style:family="paragraph">
      <style:paragraph-properties fo:margin-left="0cm" fo:margin-right="0cm" fo:text-align="center" text:enable-numbering="false" fo:text-indent="0cm" style:writing-mode="lr-tb"/>
    </style:style>
    <style:style style:name="P26" style:family="paragraph">
      <style:paragraph-properties fo:margin-left="0cm" fo:margin-right="0cm" fo:text-align="end" text:enable-numbering="false" fo:text-indent="0cm"/>
    </style:style>
    <style:style style:name="P27" style:family="paragraph">
      <style:paragraph-properties fo:text-align="center" style:writing-mode="lr-tb"/>
      <style:text-properties fo:font-size="24pt"/>
    </style:style>
    <style:style style:name="P28" style:family="paragraph">
      <style:paragraph-properties fo:margin-left="0cm" fo:margin-right="0cm" fo:line-height="100%" fo:text-align="end" text:enable-numbering="false" fo:text-indent="0cm" style:punctuation-wrap="hanging" style:line-break="strict" style:writing-mode="lr-tb"/>
      <style:text-properties fo:font-size="14pt" style:font-size-asian="14pt" style:font-size-complex="14pt"/>
    </style:style>
    <style:style style:name="P29" style:family="paragraph">
      <style:paragraph-properties fo:margin-left="0cm" fo:margin-right="0cm" fo:text-align="center" fo:text-indent="0cm"/>
      <style:text-properties fo:font-size="14pt" style:font-size-asian="14pt" style:font-size-complex="14pt"/>
    </style:style>
    <style:style style:name="P30" style:family="paragraph">
      <style:paragraph-properties fo:margin-left="0cm" fo:margin-right="0cm" fo:text-indent="0cm" style:writing-mode="lr-tb"/>
      <style:text-properties fo:font-size="14pt" style:font-size-asian="14pt" style:font-size-complex="14pt"/>
    </style:style>
    <style:style style:name="P31" style:family="paragraph">
      <style:paragraph-properties fo:margin-left="0cm" fo:margin-right="0cm" fo:text-align="end" fo:text-indent="0cm" style:writing-mode="lr-tb"/>
      <style:text-properties fo:font-size="14pt" style:font-size-asian="14pt" style:font-size-complex="14pt"/>
    </style:style>
    <style:style style:name="P32" style:family="paragraph">
      <style:paragraph-properties fo:margin-left="0cm" fo:margin-right="0cm" fo:text-align="end" text:enable-numbering="false" fo:text-indent="0cm" style:punctuation-wrap="hanging" style:line-break="strict" style:writing-mode="lr-tb"/>
      <style:text-properties fo:font-size="14pt" style:font-size-asian="14pt" style:font-size-complex="14pt"/>
    </style:style>
    <style:style style:name="P33" style:family="paragraph">
      <style:paragraph-properties fo:margin-left="0.94cm" fo:margin-right="0cm" text:enable-numbering="true" fo:text-indent="-0.889cm"/>
    </style:style>
    <style:style style:name="T1" style:family="text">
      <style:text-properties fo:font-size="14pt" style:font-size-asian="14pt" style:font-size-complex="14pt"/>
    </style:style>
    <style:style style:name="T2" style:family="text">
      <style:text-properties fo:color="#6b6b6b" fo:font-family="Arial" style:font-pitch="variable" fo:font-size="9pt" style:font-size-asian="9pt" style:font-size-complex="9pt"/>
    </style:style>
    <style:style style:name="T3" style:family="text">
      <style:text-properties fo:color="#3c3c41" style:text-position="1% 58%" fo:font-family="Arial" style:font-pitch="variable" fo:font-size="12pt" fo:font-weight="bold" style:font-size-asian="12pt" style:font-size-complex="12pt"/>
    </style:style>
    <style:style style:name="T4" style:family="text">
      <style:text-properties fo:color="#000000" fo:font-size="12pt" fo:language="en" fo:country="US" style:font-size-asian="12pt" style:font-size-complex="12pt"/>
    </style:style>
    <style:style style:name="T5" style:family="text">
      <style:text-properties fo:color="#3c3c41" style:text-position="1% 58%" fo:font-family="Arial" style:font-family-generic="swiss" style:font-pitch="variable" fo:font-size="12pt" fo:language="en" fo:country="US" fo:font-weight="bold"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
        <style:text-properties fo:font-family="Arial" style:font-style-name="Regular" style:font-family-generic="swiss" style:font-pitch="variable" fo:color="#3c3c41" fo:font-size="45%"/>
      </text:list-level-style-bullet>
      <text:list-level-style-bullet text:level="2" text:bullet-char=" ">
        <style:text-properties fo:font-family="Arial" style:font-style-name="Regular" style:font-family-generic="swiss" style:font-pitch="variable" fo:color="#3c3c41" fo:font-size="75%"/>
      </text:list-level-style-bullet>
      <text:list-level-style-bullet text:level="3" text:bullet-char=" ">
        <style:text-properties fo:font-family="Arial" style:font-style-name="Regular" style:font-family-generic="swiss" style:font-pitch="variable" fo:color="#3c3c41" fo:font-size="45%"/>
      </text:list-level-style-bullet>
      <text:list-level-style-bullet text:level="4" text:bullet-char=" ">
        <style:text-properties fo:font-family="Arial" style:font-style-name="Regular" style:font-family-generic="swiss" style:font-pitch="variable" fo:color="#3c3c41" fo:font-size="75%"/>
      </text:list-level-style-bullet>
      <text:list-level-style-bullet text:level="5" text:bullet-char=" ">
        <style:text-properties fo:font-family="Arial" style:font-style-name="Regular" style:font-family-generic="swiss" style:font-pitch="variable" fo:color="#3c3c41" fo:font-size="45%"/>
      </text:list-level-style-bullet>
      <text:list-level-style-bullet text:level="6" text:bullet-char=" ">
        <style:text-properties fo:font-family="Arial" style:font-style-name="Regular" style:font-family-generic="swiss" style:font-pitch="variable" fo:color="#3c3c41" fo:font-size="45%"/>
      </text:list-level-style-bullet>
      <text:list-level-style-bullet text:level="7" text:bullet-char=" ">
        <style:text-properties fo:font-family="Arial" style:font-style-name="Regular" style:font-family-generic="swiss" style:font-pitch="variable" fo:color="#3c3c41" fo:font-size="45%"/>
      </text:list-level-style-bullet>
      <text:list-level-style-bullet text:level="8" text:bullet-char=" ">
        <style:text-properties fo:font-family="Arial" style:font-style-name="Regular" style:font-family-generic="swiss" style:font-pitch="variable" fo:color="#3c3c41" fo:font-size="45%"/>
      </text:list-level-style-bullet>
      <text:list-level-style-bullet text:level="9" text:bullet-char=" ">
        <style:text-properties fo:font-family="Arial" style:font-style-name="Regular" style:font-family-generic="swiss" style:font-pitch="variable" fo:color="#3c3c41"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text-properties fo:font-family="Arial" style:font-family-generic="swiss" style:font-pitch="variable" fo:color="#3c3c41"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0.051cm" text:min-label-width="0.8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4">
      <draw:page-thumbnail draw:layer="backgroundobjects" svg:width="10.394cm" svg:height="7.795cm" svg:x="2.97cm" svg:y="6.596cm"/>
      <draw:page-thumbnail draw:layer="backgroundobjects" svg:width="10.394cm" svg:height="7.795cm" svg:x="16.335cm" svg:y="6.596cm"/>
    </style:handout-master>
    <style:master-page style:name="Burst_20_Title" style:display-name="Burst Title" style:page-layout-name="PM1" draw:style-name="dp1">
      <draw:custom-shape presentation:style-name="pr1" draw:text-style-name="P1" draw:layer="backgroundobjects" svg:width="24.718cm" svg:height="4.302cm" svg:x="0.351cm" svg:y="8.074cm">
        <text:p text:style-name="P2"/>
        <draw:enhanced-geometry svg:viewBox="0 0 21600 21600" draw:type="rectangle" draw:enhanced-path="M 0 0 L 21600 0 21600 21600 0 21600 0 0 Z N"/>
      </draw:custom-shape>
      <draw:rect draw:style-name="gr1" draw:text-style-name="P1" draw:layer="backgroundobjects" svg:width="24.717cm" svg:height="7.717cm" svg:x="0.349cm" svg:y="0.388cm">
        <text:p text:style-name="P2"/>
      </draw:rect>
      <draw:frame draw:style-name="gr2" draw:text-style-name="P1" draw:layer="backgroundobjects" svg:width="24.796cm" svg:height="12.115cm" svg:x="0.302cm" svg:y="0.352cm">
        <draw:image xlink:href="Pictures/1000020100000566000002A3A1EFE6A1.png" xlink:type="simple" xlink:show="embed" xlink:actuate="onLoad">
          <text:p text:style-name="P2"/>
        </draw:image>
      </draw:frame>
      <draw:frame presentation:style-name="pr2" draw:text-style-name="P2" draw:layer="backgroundobjects" svg:width="22.225cm" svg:height="4.242cm" svg:x="2.743cm" svg:y="2.565cm" presentation:class="title">
        <draw:text-box>
          <text:p text:style-name="P2">Click to enter the title (44pt)<text:line-break/>Second line or subtitle (22pt)</text:p>
        </draw:text-box>
      </draw:frame>
      <draw:frame presentation:style-name="pr3" draw:text-style-name="P2" draw:layer="backgroundobjects" svg:width="10.561cm" svg:height="3.843cm" svg:x="2.774cm" svg:y="8.488cm" presentation:class="outline">
        <draw:text-box>
          <text:list text:style-name="L2">
            <text:list-item>
              <text:p text:style-name="P3">Presenter Name (16pt)</text:p>
            </text:list-item>
          </text:list>
          <text:list text:style-name="L2">
            <text:list-item>
              <text:list>
                <text:list-item>
                  <text:p text:style-name="P3">Presenter Title (14pt)</text:p>
                </text:list-item>
              </text:list>
            </text:list-item>
          </text:list>
          <text:list text:style-name="L2">
            <text:list-item>
              <text:list>
                <text:list-item>
                  <text:p text:style-name="P3">Company/email (14pt)</text:p>
                </text:list-item>
              </text:list>
            </text:list-item>
          </text:list>
        </draw:text-box>
      </draw:frame>
      <draw:frame draw:style-name="gr3" draw:text-style-name="P1" draw:layer="backgroundobjects" svg:width="6.138cm" svg:height="1.603cm" svg:x="18.063cm" svg:y="16.121cm">
        <draw:image xlink:href="Pictures/100000000000017B00000063516DB611.jpg" xlink:type="simple" xlink:show="embed" xlink:actuate="onLoad">
          <text:p text:style-name="P2"/>
        </draw:image>
      </draw:frame>
      <presentation:notes style:page-layout-name="PM2">
        <draw:page-thumbnail presentation:style-name="Burst_20_Title-title" draw:layer="backgroundobjects" svg:width="14.848cm" svg:height="11.135cm" svg:x="3.07cm" svg:y="2.257cm" presentation:class="page"/>
        <draw:frame presentation:style-name="Burst_20_Title-notes" draw:layer="backgroundobjects" svg:width="16.79cm" svg:height="13.364cm" svg:x="2.098cm" svg:y="14.107cm" presentation:class="notes" presentation:placeholder="true">
          <draw:text-box/>
        </draw:frame>
        <draw:frame presentation:style-name="pr4" draw:text-style-name="P4" draw:layer="backgroundobjects" svg:width="9.108cm" svg:height="1.484cm" svg:x="0cm" svg:y="0cm" presentation:class="header">
          <draw:text-box>
            <text:p text:style-name="P4"><text:span text:style-name="T1"><presentation:header/></text:span></text:p>
          </draw:text-box>
        </draw:frame>
        <draw:frame presentation:style-name="pr4" draw:text-style-name="P5" draw:layer="backgroundobjects" svg:width="9.108cm" svg:height="1.484cm" svg:x="11.88cm" svg:y="0cm" presentation:class="date-time">
          <draw:text-box>
            <text:p text:style-name="P5"><text:span text:style-name="T1"><presentation:date-time/></text:span></text:p>
          </draw:text-box>
        </draw:frame>
        <draw:frame presentation:style-name="pr5" draw:text-style-name="P4" draw:layer="backgroundobjects" svg:width="9.108cm" svg:height="1.484cm" svg:x="0cm" svg:y="28.216cm" presentation:class="footer">
          <draw:text-box>
            <text:p text:style-name="P4"><text:span text:style-name="T1"><presentation:footer/></text:span></text:p>
          </draw:text-box>
        </draw:frame>
        <draw:frame presentation:style-name="pr5" draw:text-style-name="P5" draw:layer="backgroundobjects" svg:width="9.108cm" svg:height="1.484cm" svg:x="11.88cm" svg:y="28.216cm" presentation:class="page-number">
          <draw:text-box>
            <text:p text:style-name="P5"><text:span text:style-name="T1"><text:page-number>&lt;číslo&gt;</text:page-number></text:span></text:p>
          </draw:text-box>
        </draw:frame>
      </presentation:notes>
    </style:master-page>
    <style:master-page style:name="Burst_20_Break" style:display-name="Burst Break" style:page-layout-name="PM1" draw:style-name="dp1">
      <draw:rect draw:style-name="gr4" draw:text-style-name="P1" draw:layer="backgroundobjects" svg:width="24.558cm" svg:height="18.243cm" svg:x="0.45cm" svg:y="0.367cm">
        <text:p text:style-name="P2"/>
      </draw:rect>
      <draw:frame draw:style-name="gr2" draw:text-style-name="P1" draw:layer="backgroundobjects" svg:width="24.587cm" svg:height="18.257cm" svg:x="0.445cm" svg:y="0.358cm">
        <draw:image xlink:href="Pictures/1000020100000437000003107441DA51.png" xlink:type="simple" xlink:show="embed" xlink:actuate="onLoad">
          <text:p text:style-name="P2"/>
        </draw:image>
      </draw:frame>
      <draw:frame presentation:style-name="pr6" draw:text-style-name="P2" draw:layer="backgroundobjects" svg:width="22.859cm" svg:height="3.18cm" svg:x="0.914cm" svg:y="7.612cm" presentation:class="title">
        <draw:text-box>
          <text:p text:style-name="P2">Click to Edit Section Break Text (32pt)<text:line-break/>Right Justified</text:p>
        </draw:text-box>
      </draw:frame>
      <draw:frame presentation:style-name="pr7" draw:text-style-name="P7" draw:layer="backgroundobjects" svg:width="7.084cm" svg:height="0.501cm" svg:x="0.669cm" svg:y="19.217cm" presentation:class="outline">
        <draw:text-box>
          <text:list text:style-name="L4">
            <text:list-item>
              <text:p text:style-name="P6">piece in master that I can't get rid of</text:p>
            </text:list-item>
          </text:list>
        </draw:text-box>
      </draw:frame>
      <presentation:notes style:page-layout-name="PM2">
        <draw:page-thumbnail presentation:style-name="Burst_20_Break-title" draw:layer="backgroundobjects" svg:width="14.848cm" svg:height="11.135cm" svg:x="3.07cm" svg:y="2.257cm" presentation:class="page"/>
        <draw:frame presentation:style-name="Burst_20_Break-notes" draw:layer="backgroundobjects" svg:width="16.79cm" svg:height="13.364cm" svg:x="2.098cm" svg:y="14.107cm" presentation:class="notes" presentation:placeholder="true">
          <draw:text-box/>
        </draw:frame>
        <draw:frame presentation:style-name="pr8" draw:text-style-name="P4" draw:layer="backgroundobjects" svg:width="9.108cm" svg:height="1.484cm" svg:x="0cm" svg:y="0cm" presentation:class="header">
          <draw:text-box>
            <text:p text:style-name="P4"><text:span text:style-name="T1"><presentation:header/></text:span></text:p>
          </draw:text-box>
        </draw:frame>
        <draw:frame presentation:style-name="pr8" draw:text-style-name="P5" draw:layer="backgroundobjects" svg:width="9.108cm" svg:height="1.484cm" svg:x="11.88cm" svg:y="0cm" presentation:class="date-time">
          <draw:text-box>
            <text:p text:style-name="P5"><text:span text:style-name="T1"><presentation:date-time/></text:span></text:p>
          </draw:text-box>
        </draw:frame>
        <draw:frame presentation:style-name="pr9" draw:text-style-name="P4" draw:layer="backgroundobjects" svg:width="9.108cm" svg:height="1.484cm" svg:x="0cm" svg:y="28.216cm" presentation:class="footer">
          <draw:text-box>
            <text:p text:style-name="P4"><text:span text:style-name="T1"><presentation:footer/></text:span></text:p>
          </draw:text-box>
        </draw:frame>
        <draw:frame presentation:style-name="pr9" draw:text-style-name="P5" draw:layer="backgroundobjects" svg:width="9.108cm" svg:height="1.484cm" svg:x="11.88cm" svg:y="28.216cm" presentation:class="page-number">
          <draw:text-box>
            <text:p text:style-name="P5"><text:span text:style-name="T1"><text:page-number>&lt;číslo&gt;</text:page-number></text:span></text:p>
          </draw:text-box>
        </draw:frame>
      </presentation:notes>
    </style:master-page>
    <style:master-page style:name="Disclaimer" style:page-layout-name="PM1" draw:style-name="dp2">
      <office:forms form:automatic-focus="false" form:apply-design-mode="false"/>
      <draw:frame draw:style-name="gr3" draw:text-style-name="P1" draw:layer="backgroundobjects" svg:width="1.348cm" svg:height="1.348cm" svg:x="23.246cm" svg:y="16.957cm">
        <draw:image xlink:href="Pictures/1000000000000053000000538CD250B5.jpg" xlink:type="simple" xlink:show="embed" xlink:actuate="onLoad">
          <text:p text:style-name="P2"/>
        </draw:image>
      </draw:frame>
      <draw:rect draw:style-name="gr5" draw:text-style-name="P1" draw:layer="backgroundobjects" svg:width="19.667cm" svg:height="0.427cm" svg:x="0.41cm" svg:y="12.009cm">
        <text:p text:style-name="P2"/>
      </draw:rect>
      <draw:rect draw:style-name="gr6" draw:text-style-name="P1" draw:layer="backgroundobjects" svg:width="24.584cm" svg:height="11.673cm" svg:x="0.406cm" svg:y="0.367cm">
        <text:p text:style-name="P2"/>
      </draw:rect>
      <draw:frame presentation:style-name="pr10" draw:text-style-name="P7" draw:layer="backgroundobjects" svg:width="7.417cm" svg:height="4.362cm" svg:x="0.311cm" svg:y="14.352cm" presentation:class="outline">
        <draw:text-box>
          <text:list text:style-name="L5">
            <text:list-item>
              <text:p text:style-name="P8">Click to edit the outline text format</text:p>
            </text:list-item>
          </text:list>
          <text:list text:style-name="L5">
            <text:list-item>
              <text:list>
                <text:list-item>
                  <text:p text:style-name="P9">Second Outline Level</text:p>
                </text:list-item>
              </text:list>
            </text:list-item>
          </text:list>
          <text:list text:style-name="L5">
            <text:list-item>
              <text:list>
                <text:list-item>
                  <text:list>
                    <text:list-item>
                      <text:p text:style-name="P10">Third Outline Level</text:p>
                    </text:list-item>
                  </text:list>
                </text:list-item>
              </text:list>
            </text:list-item>
          </text:list>
          <text:list text:style-name="L5">
            <text:list-item>
              <text:list>
                <text:list-item>
                  <text:list>
                    <text:list-item>
                      <text:list>
                        <text:list-item>
                          <text:p text:style-name="P11">Fourth Outline Level</text:p>
                        </text:list-item>
                      </text:list>
                    </text:list-item>
                  </text:list>
                </text:list-item>
              </text:list>
            </text:list-item>
          </text:list>
          <text:list text:style-name="L5">
            <text:list-item>
              <text:list>
                <text:list-item>
                  <text:list>
                    <text:list-item>
                      <text:list>
                        <text:list-item>
                          <text:list>
                            <text:list-item>
                              <text:p text:style-name="P12">Fifth Outline Level</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2">Sixth Outline Level</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2">Seventh Outline Level</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11" draw:text-style-name="P2" draw:layer="backgroundobjects" svg:width="3.709cm" svg:height="0.488cm" svg:x="0.371cm" svg:y="12.808cm" presentation:class="title">
        <draw:text-box>
          <text:p text:style-name="P2">Click to edit the title text format</text:p>
        </draw:text-box>
      </draw:frame>
      <draw:frame presentation:style-name="Disclaimer-outline1" draw:layer="backgroundobjects" svg:width="7.299cm" svg:height="4.211cm" svg:x="0.051cm" svg:y="14.766cm" presentation:class="outline" presentation:placeholder="true">
        <draw:text-box/>
      </draw:frame>
      <presentation:notes style:page-layout-name="PM2">
        <office:forms form:automatic-focus="false" form:apply-design-mode="false"/>
        <draw:rect draw:style-name="gr7" draw:text-style-name="P1" draw:layer="backgroundobjects" svg:width="19.4cm" svg:height="25.75cm" svg:x="0cm" svg:y="0cm">
          <text:p text:style-name="P2"/>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style:master-page style:name="Bullet" style:page-layout-name="PM1" draw:style-name="dp2">
      <office:forms form:automatic-focus="false" form:apply-design-mode="false"/>
      <draw:frame draw:style-name="gr3" draw:text-style-name="P1" draw:layer="backgroundobjects" svg:width="1.167cm" svg:height="1.252cm" svg:x="23.771cm" svg:y="0.547cm">
        <draw:image xlink:href="Pictures/10000000000000450000004AA8B75B09.jpg" xlink:type="simple" xlink:show="embed" xlink:actuate="onLoad">
          <text:p text:style-name="P2"/>
        </draw:image>
      </draw:frame>
      <draw:frame presentation:style-name="pr12" draw:text-style-name="P2" draw:layer="backgroundobjects" svg:width="20.682cm" svg:height="2.752cm" svg:x="2.732cm" svg:y="0.71cm" presentation:class="title" presentation:user-transformed="true">
        <draw:text-box>
          <text:p text:style-name="P2">Click to edit the title text format (32pt)</text:p>
        </draw:text-box>
      </draw:frame>
      <draw:frame presentation:style-name="pr13" draw:text-style-name="P19" draw:layer="backgroundobjects" svg:width="20.994cm" svg:height="12.374cm" svg:x="2.769cm" svg:y="4.316cm" presentation:class="outline" presentation:user-transformed="true">
        <draw:text-box>
          <text:list text:style-name="L8">
            <text:list-item>
              <text:p text:style-name="P14">Click to edit the outline text format (24pt)</text:p>
            </text:list-item>
          </text:list>
          <text:list text:style-name="L8">
            <text:list-item>
              <text:list>
                <text:list-item>
                  <text:p text:style-name="P15">Second Outline Level (20pt)</text:p>
                </text:list-item>
              </text:list>
            </text:list-item>
          </text:list>
          <text:list text:style-name="L8">
            <text:list-item>
              <text:list>
                <text:list-item>
                  <text:list>
                    <text:list-item>
                      <text:p text:style-name="P16">Third Outline Level (16 pt)</text:p>
                    </text:list-item>
                  </text:list>
                </text:list-item>
              </text:list>
            </text:list-item>
          </text:list>
          <text:list text:style-name="L8">
            <text:list-item>
              <text:list>
                <text:list-item>
                  <text:list>
                    <text:list-item>
                      <text:list>
                        <text:list-item>
                          <text:p text:style-name="P17">Fourth Outline Level (14pt)</text:p>
                        </text:list-item>
                      </text:list>
                    </text:list-item>
                  </text:list>
                </text:list-item>
              </text:list>
            </text:list-item>
          </text:list>
          <text:list text:style-name="L8">
            <text:list-item>
              <text:list>
                <text:list-item>
                  <text:list>
                    <text:list-item>
                      <text:list>
                        <text:list-item>
                          <text:list>
                            <text:list-item>
                              <text:p text:style-name="P18">Fifth Outline Level (12pt)</text:p>
                            </text:list-item>
                          </text:list>
                        </text:list-item>
                      </text:list>
                    </text:list-item>
                  </text:list>
                </text:list-item>
              </text:list>
            </text:list-item>
          </text:list>
        </draw:text-box>
      </draw:frame>
      <draw:frame draw:style-name="gr8" draw:text-style-name="P21" draw:layer="backgroundobjects" svg:width="16.025cm" svg:height="0.658cm" svg:x="2.542cm" svg:y="17.808cm">
        <draw:text-box>
          <text:p text:style-name="P20"><text:span text:style-name="T2">© <text:s/>Novell Inc. <text:s/>All rights reserved</text:span></text:p>
        </draw:text-box>
      </draw:frame>
      <draw:g>
        <draw:rect draw:style-name="gr9" draw:text-style-name="P1" draw:layer="backgroundobjects" svg:width="2.646cm" svg:height="0.622cm" svg:x="0cm" svg:y="0cm">
          <text:p text:style-name="P2"/>
        </draw:rect>
        <draw:rect draw:style-name="gr10" draw:text-style-name="P23" draw:layer="backgroundobjects" svg:width="2.646cm" svg:height="0.622cm" svg:x="0cm" svg:y="0cm">
          <text:p text:style-name="P22"><text:s/></text:p>
        </draw:rect>
      </draw:g>
      <draw:frame draw:style-name="gr11" draw:text-style-name="P21" draw:layer="backgroundobjects" svg:width="1.059cm" svg:height="0.764cm" svg:x="1.08cm" svg:y="17.705cm">
        <draw:text-box>
          <text:p text:style-name="P24"><text:span text:style-name="T3"><text:page-number>&lt;číslo&gt;</text:page-number></text:span></text:p>
        </draw:text-box>
      </draw:frame>
      <draw:g>
        <draw:rect draw:style-name="gr1" draw:text-style-name="P1" draw:layer="backgroundobjects" svg:width="19cm" svg:height="0.622cm" svg:x="2.784cm" svg:y="0cm">
          <text:p text:style-name="P2"/>
        </draw:rect>
        <draw:rect draw:style-name="gr12" draw:text-style-name="P25" draw:layer="backgroundobjects" svg:width="19cm" svg:height="0.622cm" svg:x="2.784cm" svg:y="0cm">
          <text:p text:style-name="P22"><text:s/></text:p>
        </draw:rect>
      </draw:g>
      <presentation:notes style:page-layout-name="PM2">
        <office:forms form:automatic-focus="false" form:apply-design-mode="false"/>
        <draw:rect draw:style-name="gr7" draw:text-style-name="P1" draw:layer="backgroundobjects" svg:width="19.4cm" svg:height="25.75cm" svg:x="0cm" svg:y="0cm">
          <text:p text:style-name="P2"/>
        </draw:rect>
        <draw:frame draw:style-name="gr13" draw:text-style-name="P21" draw:layer="backgroundobjects" svg:width="8.467cm" svg:height="1.27cm" svg:x="0cm" svg:y="0cm">
          <draw:text-box>
            <text:p text:style-name="P2"/>
          </draw:text-box>
        </draw:frame>
        <draw:frame draw:style-name="gr14" draw:text-style-name="P21" draw:layer="backgroundobjects" svg:width="8.466cm" svg:height="1.27cm" svg:x="11.007cm" svg:y="0cm">
          <draw:text-box>
            <text:p text:style-name="P2"/>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presentation:user-transformed="true">
          <draw:text-box/>
        </draw:frame>
        <draw:frame draw:style-name="gr15" draw:text-style-name="P21" draw:layer="backgroundobjects" svg:width="8.467cm" svg:height="1.27cm" svg:x="0cm" svg:y="24.553cm">
          <draw:text-box>
            <text:p text:style-name="P2"/>
          </draw:text-box>
        </draw:frame>
        <draw:frame draw:style-name="gr16" draw:text-style-name="P21" draw:layer="backgroundobjects" svg:width="8.466cm" svg:height="1.27cm" svg:x="11.007cm" svg:y="24.553cm">
          <draw:text-box>
            <text:p text:style-name="P26"><text:span text:style-name="T4"><text:page-number>&lt;číslo&gt;</text:page-number></text:span></text:p>
          </draw:text-box>
        </draw:frame>
      </presentation:notes>
    </style:master-page>
    <style:master-page style:name="Logo_20_Slide" style:display-name="Logo Slide" style:page-layout-name="PM1" draw:style-name="dp3">
      <office:forms form:automatic-focus="false" form:apply-design-mode="false"/>
      <draw:frame draw:style-name="gr3" draw:text-style-name="P1" draw:layer="backgroundobjects" svg:width="12.479cm" svg:height="3.166cm" svg:x="6.674cm" svg:y="7.362cm">
        <draw:image xlink:href="Pictures/10000000000002E1000000BBEFAC77C8.jpg" xlink:type="simple" xlink:show="embed" xlink:actuate="onLoad">
          <text:p text:style-name="P2"/>
        </draw:image>
      </draw:frame>
      <draw:frame presentation:style-name="pr14" draw:text-style-name="P2" draw:layer="backgroundobjects" svg:width="3.488cm" svg:height="0.471cm" svg:x="0cm" svg:y="0cm" presentation:class="title" presentation:user-transformed="true">
        <draw:text-box>
          <text:p text:style-name="P2">Click to edit the title text format</text:p>
        </draw:text-box>
      </draw:frame>
      <draw:frame presentation:style-name="pr15" draw:text-style-name="P7" draw:layer="backgroundobjects" svg:width="3.703cm" svg:height="1.109cm" svg:x="0cm" svg:y="0.467cm" presentation:class="outline" presentation:user-transformed="true">
        <draw:text-box>
          <text:list text:style-name="L10">
            <text:list-item>
              <text:p text:style-name="P3">Click to edit the outline text format</text:p>
            </text:list-item>
          </text:list>
          <text:list text:style-name="L10">
            <text:list-item>
              <text:list>
                <text:list-item>
                  <text:p text:style-name="P3">Second Outline Level</text:p>
                </text:list-item>
              </text:list>
            </text:list-item>
          </text:list>
          <text:list text:style-name="L10">
            <text:list-item>
              <text:list>
                <text:list-item>
                  <text:list>
                    <text:list-item>
                      <text:p text:style-name="P3">Third Outline Level</text:p>
                    </text:list-item>
                  </text:list>
                </text:list-item>
              </text:list>
            </text:list-item>
          </text:list>
          <text:list text:style-name="L10">
            <text:list-item>
              <text:list>
                <text:list-item>
                  <text:list>
                    <text:list-item>
                      <text:list>
                        <text:list-item>
                          <text:p text:style-name="P3">Fourth Outline Level</text:p>
                        </text:list-item>
                      </text:list>
                    </text:list-item>
                  </text:list>
                </text:list-item>
              </text:list>
            </text:list-item>
          </text:list>
        </draw:text-box>
      </draw:frame>
      <presentation:notes style:page-layout-name="PM2">
        <office:forms form:automatic-focus="false" form:apply-design-mode="false"/>
        <draw:rect draw:style-name="gr7" draw:text-style-name="P1" draw:layer="backgroundobjects" svg:width="19.4cm" svg:height="25.75cm" svg:x="0cm" svg:y="0cm">
          <text:p text:style-name="P2"/>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Title10" style:page-layout-name="PM1" draw:style-name="dp3">
      <draw:frame draw:name="N_logo" draw:style-name="gr17" draw:text-style-name="P27" draw:layer="backgroundobjects" svg:width="1.121cm" svg:height="1.222cm" svg:x="23.79cm" svg:y="0.573cm">
        <draw:image xlink:href="Pictures/10000000000000610000006A3FC086C9.jpg" xlink:type="simple" xlink:show="embed" xlink:actuate="onLoad">
          <text:p text:style-name="P2"/>
        </draw:image>
      </draw:frame>
      <draw:frame presentation:style-name="Title10-title" draw:layer="backgroundobjects" svg:width="20.682cm" svg:height="2.753cm" svg:x="2.747cm" svg:y="0.71cm" presentation:class="title" presentation:placeholder="true">
        <draw:text-box/>
      </draw:frame>
      <draw:frame presentation:style-name="Title10-outline1" draw:layer="backgroundobjects" svg:width="20.994cm" svg:height="12.375cm" svg:x="2.514cm" svg:y="4.176cm" presentation:class="outline" presentation:placeholder="true">
        <draw:text-box/>
      </draw:frame>
      <draw:frame presentation:style-name="pr16" draw:text-style-name="P28" draw:layer="backgroundobjects" svg:width="1.059cm" svg:height="0.768cm" svg:x="1.079cm" svg:y="17.705cm" presentation:class="page-number">
        <draw:text-box>
          <text:p text:style-name="P28"><text:span text:style-name="T5"><text:page-number>&lt;číslo&gt;</text:page-number></text:span></text:p>
        </draw:text-box>
      </draw:frame>
      <draw:g>
        <draw:rect draw:style-name="gr9" draw:text-style-name="P1" draw:layer="backgroundobjects" svg:width="2.646cm" svg:height="0.622cm" svg:x="0cm" svg:y="0.161cm">
          <text:p text:style-name="P2"/>
        </draw:rect>
        <draw:rect draw:style-name="gr10" draw:text-style-name="P23" draw:layer="backgroundobjects" svg:width="2.646cm" svg:height="0.622cm" svg:x="0cm" svg:y="0.161cm">
          <text:p text:style-name="P22"><text:s/></text:p>
        </draw:rect>
      </draw:g>
      <draw:g>
        <draw:rect draw:style-name="gr1" draw:text-style-name="P1" draw:layer="backgroundobjects" svg:width="19cm" svg:height="0.622cm" svg:x="2.784cm" svg:y="0.161cm">
          <text:p text:style-name="P2"/>
        </draw:rect>
        <draw:rect draw:style-name="gr12" draw:text-style-name="P25" draw:layer="backgroundobjects" svg:width="19cm" svg:height="0.622cm" svg:x="2.784cm" svg:y="0.161cm">
          <text:p text:style-name="P22"><text:s/></text:p>
        </draw:rect>
      </draw:g>
      <draw:frame presentation:style-name="pr17" draw:text-style-name="P29" draw:layer="backgroundobjects" svg:width="16.025cm" svg:height="0.642cm" svg:x="2.57cm" svg:y="17.683cm" presentation:class="footer">
        <draw:text-box>
          <text:p text:style-name="P29"><text:span text:style-name="T1"><presentation:footer/></text:span></text:p>
        </draw:text-box>
      </draw:frame>
      <draw:frame presentation:style-name="pr18" draw:text-style-name="P4" draw:layer="backgroundobjects" svg:width="5.917cm" svg:height="1.313cm" svg:x="1.27cm" svg:y="17.354cm" presentation:class="date-time">
        <draw:text-box>
          <text:p text:style-name="P4"><text:span text:style-name="T1"><presentation:date-time/></text:span></text:p>
        </draw:text-box>
      </draw:frame>
      <presentation:notes style:page-layout-name="PM2">
        <draw:rect draw:style-name="gr7" draw:text-style-name="P1" draw:layer="backgroundobjects" svg:width="19.4cm" svg:height="25.75cm" svg:x="0cm" svg:y="0cm">
          <text:p text:style-name="P2"/>
        </draw:rect>
        <draw:frame presentation:style-name="pr19" draw:text-style-name="P30" draw:layer="backgroundobjects" svg:width="8.467cm" svg:height="1.277cm" svg:x="0cm" svg:y="0cm" presentation:class="header">
          <draw:text-box>
            <text:p text:style-name="P2"/>
          </draw:text-box>
        </draw:frame>
        <draw:frame presentation:style-name="pr19" draw:text-style-name="P31" draw:layer="backgroundobjects" svg:width="8.466cm" svg:height="1.277cm" svg:x="10.933cm" svg:y="0cm" presentation:class="date-time">
          <draw:text-box>
            <text:p text:style-name="P2"/>
          </draw:text-box>
        </draw:frame>
        <draw:page-thumbnail presentation:style-name="Title10-title" draw:layer="backgroundobjects" svg:width="12.982cm" svg:height="9.738cm" svg:x="3.14cm" svg:y="1.904cm" presentation:class="page"/>
        <draw:frame presentation:style-name="Title10-notes" draw:layer="backgroundobjects" svg:width="14.182cm" svg:height="11.642cm" svg:x="2.54cm" svg:y="12.276cm" presentation:class="notes" presentation:placeholder="true">
          <draw:text-box/>
        </draw:frame>
        <draw:frame presentation:style-name="pr20" draw:text-style-name="P30" draw:layer="backgroundobjects" svg:width="8.467cm" svg:height="1.277cm" svg:x="0cm" svg:y="24.472cm" presentation:class="footer">
          <draw:text-box>
            <text:p text:style-name="P2"/>
          </draw:text-box>
        </draw:frame>
        <draw:frame presentation:style-name="pr21" draw:text-style-name="P32" draw:layer="backgroundobjects" svg:width="8.466cm" svg:height="1.271cm" svg:x="10.933cm" svg:y="24.478cm" presentation:class="page-number">
          <draw:text-box>
            <text:p text:style-name="P32"><text:span text:style-name="T4"><text:page-number>&lt;číslo&gt;</text:page-number></text:span></text:p>
          </draw:text-box>
        </draw:frame>
      </presentation:notes>
    </style:master-page>
    <style:master-page style:name="Section_20_Break" style:display-name="Section Break" style:page-layout-name="PM1" draw:style-name="dp2">
      <draw:frame presentation:style-name="pr22" draw:text-style-name="P7" draw:layer="backgroundobjects" svg:width="12.867cm" svg:height="6.162cm" svg:x="2.775cm" svg:y="10.39cm" presentation:class="outline">
        <draw:text-box>
          <text:list text:style-name="L12">
            <text:list-item>
              <text:p text:style-name="P33">There should be no bullets on this slide</text:p>
            </text:list-item>
          </text:list>
          <text:list text:style-name="L12">
            <text:list-item>
              <text:list>
                <text:list-item>
                  <text:p text:style-name="P9">There should be no bullets on this slide</text:p>
                </text:list-item>
              </text:list>
            </text:list-item>
          </text:list>
          <text:list text:style-name="L12">
            <text:list-item>
              <text:list>
                <text:list-item>
                  <text:list>
                    <text:list-item>
                      <text:p text:style-name="P10">There should be no bullets on this slide</text:p>
                    </text:list-item>
                  </text:list>
                </text:list-item>
              </text:list>
            </text:list-item>
          </text:list>
          <text:list text:style-name="L12">
            <text:list-item>
              <text:list>
                <text:list-item>
                  <text:list>
                    <text:list-item>
                      <text:list>
                        <text:list-item>
                          <text:p text:style-name="P11">There should be no bullets on this slide</text:p>
                        </text:list-item>
                      </text:list>
                    </text:list-item>
                  </text:list>
                </text:list-item>
              </text:list>
            </text:list-item>
          </text:list>
          <text:list text:style-name="L12">
            <text:list-item>
              <text:list>
                <text:list-item>
                  <text:list>
                    <text:list-item>
                      <text:list>
                        <text:list-item>
                          <text:list>
                            <text:list-item>
                              <text:p text:style-name="P12">There should be no bullets on this slide</text:p>
                            </text:list-item>
                          </text:list>
                        </text:list-item>
                      </text:list>
                    </text:list-item>
                  </text:list>
                </text:list-item>
              </text:list>
            </text:list-item>
          </text:list>
          <text:list text:style-name="L12">
            <text:list-item>
              <text:list>
                <text:list-item>
                  <text:list>
                    <text:list-item>
                      <text:list>
                        <text:list-item>
                          <text:list>
                            <text:list-item>
                              <text:list>
                                <text:list-item>
                                  <text:p text:style-name="P12">There should be no bullets on this slide</text:p>
                                </text:list-item>
                              </text:list>
                            </text:list-item>
                          </text:list>
                        </text:list-item>
                      </text:list>
                    </text:list-item>
                  </text:list>
                </text:list-item>
              </text:list>
            </text:list-item>
          </text:list>
          <text:list text:style-name="L12">
            <text:list-item>
              <text:list>
                <text:list-item>
                  <text:list>
                    <text:list-item>
                      <text:list>
                        <text:list-item>
                          <text:list>
                            <text:list-item>
                              <text:list>
                                <text:list-item>
                                  <text:list>
                                    <text:list-item>
                                      <text:p text:style-name="P12">There should be no bullets on this slide</text:p>
                                    </text:list-item>
                                  </text:list>
                                </text:list-item>
                              </text:list>
                            </text:list-item>
                          </text:list>
                        </text:list-item>
                      </text:list>
                    </text:list-item>
                  </text:list>
                </text:list-item>
              </text:list>
            </text:list-item>
          </text:list>
          <text:list text:style-name="L12">
            <text:list-item>
              <text:list>
                <text:list-item>
                  <text:list>
                    <text:list-item>
                      <text:list>
                        <text:list-item>
                          <text:list>
                            <text:list-item>
                              <text:list>
                                <text:list-item>
                                  <text:list>
                                    <text:list-item>
                                      <text:list>
                                        <text:list-item>
                                          <text:list>
                                            <text:list-item>
                                              <text:p text:style-name="P13">There should be no bullets on this slide</text:p>
                                            </text:list-item>
                                          </text:list>
                                        </text:list-item>
                                      </text:list>
                                    </text:list-item>
                                  </text:list>
                                </text:list-item>
                              </text:list>
                            </text:list-item>
                          </text:list>
                        </text:list-item>
                      </text:list>
                    </text:list-item>
                  </text:list>
                </text:list-item>
              </text:list>
            </text:list-item>
          </text:list>
        </draw:text-box>
      </draw:frame>
      <draw:rect draw:style-name="gr4" draw:text-style-name="P1" draw:layer="backgroundobjects" svg:width="24.558cm" svg:height="18.243cm" svg:x="0.45cm" svg:y="0.368cm">
        <text:p text:style-name="P2"/>
      </draw:rect>
      <draw:frame presentation:style-name="pr23" draw:text-style-name="P2" draw:layer="backgroundobjects" svg:width="22.86cm" svg:height="3.175cm" svg:x="0.917cm" svg:y="7.929cm" presentation:class="title">
        <draw:text-box>
          <text:p text:style-name="P2">Click to Edit Section Break Text (32pt)<text:line-break/>Right Justified</text:p>
        </draw:text-box>
      </draw:frame>
      <draw:frame draw:style-name="gr2" draw:text-style-name="P1" draw:layer="backgroundobjects" svg:width="24.587cm" svg:height="18.257cm" svg:x="0.416cm" svg:y="0.3cm">
        <draw:image xlink:href="Pictures/1000020100000437000003107441DA51.png" xlink:type="simple" xlink:show="embed" xlink:actuate="onLoad">
          <text:p text:style-name="P2"/>
        </draw:image>
      </draw:frame>
      <presentation:notes style:page-layout-name="PM2">
        <draw:rect draw:style-name="gr7" draw:text-style-name="P1" draw:layer="backgroundobjects" svg:width="19.4cm" svg:height="25.75cm" svg:x="0cm" svg:y="0cm">
          <text:p text:style-name="P2"/>
        </draw:rect>
        <draw:page-thumbnail presentation:style-name="Section_20_Break-title" draw:layer="backgroundobjects" svg:width="12.982cm" svg:height="9.737cm" svg:x="3.14cm" svg:y="1.905cm" presentation:class="page"/>
        <draw:frame presentation:style-name="Section_20_Break-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Novell Corporate Presentation Template 2007 - blue</dc:title>
    <dc:description>Revision 04:  2/28/07</dc:description>
    <meta:creation-date>2005-12-12T14:50:57</meta:creation-date>
    <dc:date>2008-01-08T15:29:59</dc:date>
    <meta:editing-cycles>62</meta:editing-cycles>
    <meta:editing-duration>P6DT7H25M23S</meta:editing-duration>
    <meta:user-defined meta:name="Info 1">Revision 04:  2/28/07</meta:user-defined>
    <meta:user-defined meta:name="Info 2"/>
    <meta:user-defined meta:name="Info 3"/>
    <meta:user-defined meta:name="Info 4"/>
    <meta:document-statistic meta:object-count="105"/>
  </office:meta>
</office:document-meta>
</file>